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E000000CC3321BA80C41251A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4.249cm" style:rel-column-width="16383*"/>
    </style:style>
    <style:style style:name="Tabel1.D" style:family="table-column">
      <style:table-column-properties style:column-width="4.251cm" style:rel-column-width="16386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0.851cm" fo:margin-left="0.58cm" fo:margin-right="5.569cm" table:align="margins" fo:background-color="transparent">
        <style:background-image/>
      </style:table-properties>
    </style:style>
    <style:style style:name="Tabel3.A" style:family="table-column">
      <style:table-column-properties style:column-width="2.713cm" style:rel-column-width="16383*"/>
    </style:style>
    <style:style style:name="Tabel3.D" style:family="table-column">
      <style:table-column-properties style:column-width="2.713cm" style:rel-column-width="16386*"/>
    </style:style>
    <style:style style:name="Tabel3.1" style:family="table-row">
      <style:table-row-properties fo:background-color="transparent">
        <style:background-image/>
      </style:table-row-properties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3.A3" style:family="table-cell">
      <style:table-cell-properties fo:padding="0.097cm" fo:border-left="0.05pt solid #000000" fo:border-right="none" fo:border-top="none" fo:border-bottom="0.05pt solid #000000"/>
    </style:style>
    <style:style style:name="Tabel3.B3" style:family="table-cell">
      <style:table-cell-properties fo:padding="0.097cm" fo:border-left="0.05pt solid #000000" fo:border-right="none" fo:border-top="none" fo:border-bottom="0.05pt solid #000000"/>
    </style:style>
    <style:style style:name="Tabel3.C3" style:family="table-cell">
      <style:table-cell-properties fo:padding="0.097cm" fo:border-left="0.05pt solid #000000" fo:border-right="none" fo:border-top="none" fo:border-bottom="0.05pt solid #000000"/>
    </style:style>
    <style:style style:name="Tabel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4" style:family="table-cell">
      <style:table-cell-properties fo:padding="0.097cm" fo:border-left="0.05pt solid #000000" fo:border-right="none" fo:border-top="none" fo:border-bottom="0.05pt solid #000000"/>
    </style:style>
    <style:style style:name="Tabel3.B4" style:family="table-cell">
      <style:table-cell-properties fo:padding="0.097cm" fo:border-left="0.05pt solid #000000" fo:border-right="none" fo:border-top="none" fo:border-bottom="0.05pt solid #000000"/>
    </style:style>
    <style:style style:name="Tabel3.C4" style:family="table-cell">
      <style:table-cell-properties fo:padding="0.097cm" fo:border-left="0.05pt solid #000000" fo:border-right="none" fo:border-top="none" fo:border-bottom="0.05pt solid #000000"/>
    </style:style>
    <style:style style:name="Tabel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5" style:family="table-cell">
      <style:table-cell-properties fo:padding="0.097cm" fo:border-left="0.05pt solid #000000" fo:border-right="none" fo:border-top="none" fo:border-bottom="0.05pt solid #000000"/>
    </style:style>
    <style:style style:name="Tabel3.B5" style:family="table-cell">
      <style:table-cell-properties fo:padding="0.097cm" fo:border-left="0.05pt solid #000000" fo:border-right="none" fo:border-top="none" fo:border-bottom="0.05pt solid #000000"/>
    </style:style>
    <style:style style:name="Tabel3.C5" style:family="table-cell">
      <style:table-cell-properties fo:padding="0.097cm" fo:border-left="0.05pt solid #000000" fo:border-right="none" fo:border-top="none" fo:border-bottom="0.05pt solid #000000"/>
    </style:style>
    <style:style style:name="Tabel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6" style:family="table-cell">
      <style:table-cell-properties fo:padding="0.097cm" fo:border-left="0.05pt solid #000000" fo:border-right="none" fo:border-top="none" fo:border-bottom="0.05pt solid #000000"/>
    </style:style>
    <style:style style:name="Tabel3.B6" style:family="table-cell">
      <style:table-cell-properties fo:padding="0.097cm" fo:border-left="0.05pt solid #000000" fo:border-right="none" fo:border-top="none" fo:border-bottom="0.05pt solid #000000"/>
    </style:style>
    <style:style style:name="Tabel3.C6" style:family="table-cell">
      <style:table-cell-properties fo:padding="0.097cm" fo:border-left="0.05pt solid #000000" fo:border-right="none" fo:border-top="none" fo:border-bottom="0.05pt solid #000000"/>
    </style:style>
    <style:style style:name="Tabel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7" style:family="table-cell">
      <style:table-cell-properties fo:padding="0.097cm" fo:border-left="0.05pt solid #000000" fo:border-right="none" fo:border-top="none" fo:border-bottom="0.05pt solid #000000"/>
    </style:style>
    <style:style style:name="Tabel3.B7" style:family="table-cell">
      <style:table-cell-properties fo:padding="0.097cm" fo:border-left="0.05pt solid #000000" fo:border-right="none" fo:border-top="none" fo:border-bottom="0.05pt solid #000000"/>
    </style:style>
    <style:style style:name="Tabel3.C7" style:family="table-cell">
      <style:table-cell-properties fo:padding="0.097cm" fo:border-left="0.05pt solid #000000" fo:border-right="none" fo:border-top="none" fo:border-bottom="0.05pt solid #000000"/>
    </style:style>
    <style:style style:name="Tabel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8" style:family="table-cell">
      <style:table-cell-properties fo:padding="0.097cm" fo:border-left="0.05pt solid #000000" fo:border-right="none" fo:border-top="none" fo:border-bottom="0.05pt solid #000000"/>
    </style:style>
    <style:style style:name="Tabel3.B8" style:family="table-cell">
      <style:table-cell-properties fo:padding="0.097cm" fo:border-left="0.05pt solid #000000" fo:border-right="none" fo:border-top="none" fo:border-bottom="0.05pt solid #000000"/>
    </style:style>
    <style:style style:name="Tabel3.C8" style:family="table-cell">
      <style:table-cell-properties fo:padding="0.097cm" fo:border-left="0.05pt solid #000000" fo:border-right="none" fo:border-top="none" fo:border-bottom="0.05pt solid #000000"/>
    </style:style>
    <style:style style:name="Tabel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9" style:family="table-cell">
      <style:table-cell-properties fo:padding="0.097cm" fo:border-left="0.05pt solid #000000" fo:border-right="none" fo:border-top="none" fo:border-bottom="0.05pt solid #000000"/>
    </style:style>
    <style:style style:name="Tabel3.B9" style:family="table-cell">
      <style:table-cell-properties fo:padding="0.097cm" fo:border-left="0.05pt solid #000000" fo:border-right="none" fo:border-top="none" fo:border-bottom="0.05pt solid #000000"/>
    </style:style>
    <style:style style:name="Tabel3.C9" style:family="table-cell">
      <style:table-cell-properties fo:padding="0.097cm" fo:border-left="0.05pt solid #000000" fo:border-right="none" fo:border-top="none" fo:border-bottom="0.05pt solid #000000"/>
    </style:style>
    <style:style style:name="Tabel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0" style:family="table-cell">
      <style:table-cell-properties fo:padding="0.097cm" fo:border-left="0.05pt solid #000000" fo:border-right="none" fo:border-top="none" fo:border-bottom="0.05pt solid #000000"/>
    </style:style>
    <style:style style:name="Tabel3.B10" style:family="table-cell">
      <style:table-cell-properties fo:padding="0.097cm" fo:border-left="0.05pt solid #000000" fo:border-right="none" fo:border-top="none" fo:border-bottom="0.05pt solid #000000"/>
    </style:style>
    <style:style style:name="Tabel3.C10" style:family="table-cell">
      <style:table-cell-properties fo:padding="0.097cm" fo:border-left="0.05pt solid #000000" fo:border-right="none" fo:border-top="none" fo:border-bottom="0.05pt solid #000000"/>
    </style:style>
    <style:style style:name="Tabel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1" style:family="table-cell">
      <style:table-cell-properties fo:padding="0.097cm" fo:border-left="0.05pt solid #000000" fo:border-right="none" fo:border-top="none" fo:border-bottom="0.05pt solid #000000"/>
    </style:style>
    <style:style style:name="Tabel3.B11" style:family="table-cell">
      <style:table-cell-properties fo:padding="0.097cm" fo:border-left="0.05pt solid #000000" fo:border-right="none" fo:border-top="none" fo:border-bottom="0.05pt solid #000000"/>
    </style:style>
    <style:style style:name="Tabel3.C11" style:family="table-cell">
      <style:table-cell-properties fo:padding="0.097cm" fo:border-left="0.05pt solid #000000" fo:border-right="none" fo:border-top="none" fo:border-bottom="0.05pt solid #000000"/>
    </style:style>
    <style:style style:name="Tabel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2" style:family="table-cell">
      <style:table-cell-properties fo:padding="0.097cm" fo:border-left="0.05pt solid #000000" fo:border-right="none" fo:border-top="none" fo:border-bottom="0.05pt solid #000000"/>
    </style:style>
    <style:style style:name="Tabel3.B12" style:family="table-cell">
      <style:table-cell-properties fo:padding="0.097cm" fo:border-left="0.05pt solid #000000" fo:border-right="none" fo:border-top="none" fo:border-bottom="0.05pt solid #000000"/>
    </style:style>
    <style:style style:name="Tabel3.C12" style:family="table-cell">
      <style:table-cell-properties fo:padding="0.097cm" fo:border-left="0.05pt solid #000000" fo:border-right="none" fo:border-top="none" fo:border-bottom="0.05pt solid #000000"/>
    </style:style>
    <style:style style:name="Tabel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3" style:family="table-cell">
      <style:table-cell-properties fo:padding="0.097cm" fo:border-left="0.05pt solid #000000" fo:border-right="none" fo:border-top="none" fo:border-bottom="0.05pt solid #000000"/>
    </style:style>
    <style:style style:name="Tabel3.B13" style:family="table-cell">
      <style:table-cell-properties fo:padding="0.097cm" fo:border-left="0.05pt solid #000000" fo:border-right="none" fo:border-top="none" fo:border-bottom="0.05pt solid #000000"/>
    </style:style>
    <style:style style:name="Tabel3.C13" style:family="table-cell">
      <style:table-cell-properties fo:padding="0.097cm" fo:border-left="0.05pt solid #000000" fo:border-right="none" fo:border-top="none" fo:border-bottom="0.05pt solid #000000"/>
    </style:style>
    <style:style style:name="Tabel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4" style:family="table-cell">
      <style:table-cell-properties fo:padding="0.097cm" fo:border-left="0.05pt solid #000000" fo:border-right="none" fo:border-top="none" fo:border-bottom="0.05pt solid #000000"/>
    </style:style>
    <style:style style:name="Tabel3.B14" style:family="table-cell">
      <style:table-cell-properties fo:padding="0.097cm" fo:border-left="0.05pt solid #000000" fo:border-right="none" fo:border-top="none" fo:border-bottom="0.05pt solid #000000"/>
    </style:style>
    <style:style style:name="Tabel3.C14" style:family="table-cell">
      <style:table-cell-properties fo:padding="0.097cm" fo:border-left="0.05pt solid #000000" fo:border-right="none" fo:border-top="none" fo:border-bottom="0.05pt solid #000000"/>
    </style:style>
    <style:style style:name="Tabel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5" style:family="table-cell">
      <style:table-cell-properties fo:padding="0.097cm" fo:border-left="0.05pt solid #000000" fo:border-right="none" fo:border-top="none" fo:border-bottom="0.05pt solid #000000"/>
    </style:style>
    <style:style style:name="Tabel3.B15" style:family="table-cell">
      <style:table-cell-properties fo:padding="0.097cm" fo:border-left="0.05pt solid #000000" fo:border-right="none" fo:border-top="none" fo:border-bottom="0.05pt solid #000000"/>
    </style:style>
    <style:style style:name="Tabel3.C15" style:family="table-cell">
      <style:table-cell-properties fo:padding="0.097cm" fo:border-left="0.05pt solid #000000" fo:border-right="none" fo:border-top="none" fo:border-bottom="0.05pt solid #000000"/>
    </style:style>
    <style:style style:name="Tabel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6" style:family="table-cell">
      <style:table-cell-properties fo:padding="0.097cm" fo:border-left="0.05pt solid #000000" fo:border-right="none" fo:border-top="none" fo:border-bottom="0.05pt solid #000000"/>
    </style:style>
    <style:style style:name="Tabel3.B16" style:family="table-cell">
      <style:table-cell-properties fo:padding="0.097cm" fo:border-left="0.05pt solid #000000" fo:border-right="none" fo:border-top="none" fo:border-bottom="0.05pt solid #000000"/>
    </style:style>
    <style:style style:name="Tabel3.C16" style:family="table-cell">
      <style:table-cell-properties fo:padding="0.097cm" fo:border-left="0.05pt solid #000000" fo:border-right="none" fo:border-top="none" fo:border-bottom="0.05pt solid #000000"/>
    </style:style>
    <style:style style:name="Tabel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7" style:family="table-cell">
      <style:table-cell-properties fo:padding="0.097cm" fo:border-left="0.05pt solid #000000" fo:border-right="none" fo:border-top="none" fo:border-bottom="0.05pt solid #000000"/>
    </style:style>
    <style:style style:name="Tabel3.B17" style:family="table-cell">
      <style:table-cell-properties fo:padding="0.097cm" fo:border-left="0.05pt solid #000000" fo:border-right="none" fo:border-top="none" fo:border-bottom="0.05pt solid #000000"/>
    </style:style>
    <style:style style:name="Tabel3.C17" style:family="table-cell">
      <style:table-cell-properties fo:padding="0.097cm" fo:border-left="0.05pt solid #000000" fo:border-right="none" fo:border-top="none" fo:border-bottom="0.05pt solid #000000"/>
    </style:style>
    <style:style style:name="Tabel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8" style:family="table-cell">
      <style:table-cell-properties fo:padding="0.097cm" fo:border-left="0.05pt solid #000000" fo:border-right="none" fo:border-top="none" fo:border-bottom="0.05pt solid #000000"/>
    </style:style>
    <style:style style:name="Tabel3.B18" style:family="table-cell">
      <style:table-cell-properties fo:padding="0.097cm" fo:border-left="0.05pt solid #000000" fo:border-right="none" fo:border-top="none" fo:border-bottom="0.05pt solid #000000"/>
    </style:style>
    <style:style style:name="Tabel3.C18" style:family="table-cell">
      <style:table-cell-properties fo:padding="0.097cm" fo:border-left="0.05pt solid #000000" fo:border-right="none" fo:border-top="none" fo:border-bottom="0.05pt solid #000000"/>
    </style:style>
    <style:style style:name="Tabel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19" style:family="table-cell">
      <style:table-cell-properties fo:padding="0.097cm" fo:border-left="0.05pt solid #000000" fo:border-right="none" fo:border-top="none" fo:border-bottom="0.05pt solid #000000"/>
    </style:style>
    <style:style style:name="Tabel3.B19" style:family="table-cell">
      <style:table-cell-properties fo:padding="0.097cm" fo:border-left="0.05pt solid #000000" fo:border-right="none" fo:border-top="none" fo:border-bottom="0.05pt solid #000000"/>
    </style:style>
    <style:style style:name="Tabel3.C19" style:family="table-cell">
      <style:table-cell-properties fo:padding="0.097cm" fo:border-left="0.05pt solid #000000" fo:border-right="none" fo:border-top="none" fo:border-bottom="0.05pt solid #000000"/>
    </style:style>
    <style:style style:name="Tabel3.D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0pt" officeooo:paragraph-rsid="00753ed4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officeooo:rsid="0033c6e3" officeooo:paragraph-rsid="0033c6e3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33c6e3" style:font-size-asian="10pt" style:font-size-complex="10pt" fo:hyphenate="false" loext:hyphenation-no-caps="false"/>
    </style:style>
    <style:style style:name="P6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36b73e" style:font-size-asian="10pt" style:font-size-complex="10pt" fo:hyphenate="false" loext:hyphenation-no-caps="false"/>
    </style:style>
    <style:style style:name="P7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36b73e" style:font-size-asian="10pt" style:font-size-complex="10pt" fo:hyphenate="false" loext:hyphenation-no-caps="false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47878c" style:font-size-asian="10pt" style:font-size-complex="10pt" fo:hyphenate="false" loext:hyphenation-no-caps="false"/>
    </style:style>
    <style:style style:name="P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49345b" style:font-size-asian="10pt" style:font-size-complex="10pt" fo:hyphenate="false" loext:hyphenation-no-caps="false"/>
    </style:style>
    <style:style style:name="P10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4eeb8c" style:font-size-asian="10pt" style:font-size-complex="10pt" fo:hyphenate="false" loext:hyphenation-no-caps="false"/>
    </style:style>
    <style:style style:name="P1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58d328" style:font-size-asian="10pt" style:font-size-complex="10pt" fo:hyphenate="false" loext:hyphenation-no-caps="false"/>
    </style:style>
    <style:style style:name="P1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5af739" style:font-size-asian="10pt" style:font-size-complex="10pt" fo:hyphenate="false" loext:hyphenation-no-caps="false"/>
    </style:style>
    <style:style style:name="P1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5bdb22" style:font-size-asian="10pt" style:font-size-complex="10pt" fo:hyphenate="false" loext:hyphenation-no-caps="false"/>
    </style:style>
    <style:style style:name="P1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5c39da" style:font-size-asian="10pt" style:font-size-complex="10pt" fo:hyphenate="false" loext:hyphenation-no-caps="false"/>
    </style:style>
    <style:style style:name="P1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620c3c" style:font-size-asian="10pt" style:font-size-complex="10pt" fo:hyphenate="false" loext:hyphenation-no-caps="false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620c3c" style:font-size-asian="10pt" style:font-size-complex="10pt" fo:hyphenate="false" loext:hyphenation-no-caps="false"/>
    </style:style>
    <style:style style:name="P1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63804c" style:font-size-asian="10pt" style:font-size-complex="10pt" fo:hyphenate="false" loext:hyphenation-no-caps="false"/>
    </style:style>
    <style:style style:name="P1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63878a" style:font-size-asian="10pt" style:font-size-complex="10pt" fo:hyphenate="false" loext:hyphenation-no-caps="false"/>
    </style:style>
    <style:style style:name="P19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6fb0fb" style:font-size-asian="10pt" style:font-size-complex="10pt" fo:hyphenate="false" loext:hyphenation-no-caps="false"/>
    </style:style>
    <style:style style:name="P2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3c6e3" officeooo:paragraph-rsid="006fb0fb" style:font-size-asian="10pt" style:font-size-complex="10pt" fo:hyphenate="false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33c6e3" officeooo:paragraph-rsid="00706f18" style:font-size-asian="10pt" style:font-size-complex="10pt" fo:hyphenate="false" loext:hyphenation-no-caps="false"/>
    </style:style>
    <style:style style:name="P2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6b73e" officeooo:paragraph-rsid="0036b73e" style:font-size-asian="10pt" style:font-size-complex="10pt" fo:hyphenate="false" loext:hyphenation-no-caps="false"/>
    </style:style>
    <style:style style:name="P2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3e26df" style:font-size-asian="10pt" style:font-size-complex="10pt" fo:hyphenate="false" loext:hyphenation-no-caps="false"/>
    </style:style>
    <style:style style:name="P2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403af1" style:font-size-asian="10pt" style:font-size-complex="10pt" fo:hyphenate="false" loext:hyphenation-no-caps="false"/>
    </style:style>
    <style:style style:name="P2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4506c8" style:font-size-asian="10pt" style:font-size-complex="10pt" fo:hyphenate="false" loext:hyphenation-no-caps="false"/>
    </style:style>
    <style:style style:name="P26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47878c" style:font-size-asian="10pt" style:font-size-complex="10pt" fo:hyphenate="false" loext:hyphenation-no-caps="false"/>
    </style:style>
    <style:style style:name="P2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4d7adf" style:font-size-asian="10pt" style:font-size-complex="10pt" fo:hyphenate="false" loext:hyphenation-no-caps="false"/>
    </style:style>
    <style:style style:name="P2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4eeb8c" style:font-size-asian="10pt" style:font-size-complex="10pt" fo:hyphenate="false" loext:hyphenation-no-caps="false"/>
    </style:style>
    <style:style style:name="P2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5715f3" style:font-size-asian="10pt" style:font-size-complex="10pt" fo:hyphenate="false" loext:hyphenation-no-caps="false"/>
    </style:style>
    <style:style style:name="P3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3e26df" officeooo:paragraph-rsid="0063804c" style:font-size-asian="10pt" style:font-size-complex="10pt" fo:hyphenate="false" loext:hyphenation-no-caps="false"/>
    </style:style>
    <style:style style:name="P3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03af1" officeooo:paragraph-rsid="00403af1" style:font-size-asian="10pt" style:font-size-complex="10pt" fo:hyphenate="false" loext:hyphenation-no-caps="false"/>
    </style:style>
    <style:style style:name="P3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03af1" officeooo:paragraph-rsid="004506c8" style:font-size-asian="10pt" style:font-size-complex="10pt" fo:hyphenate="false" loext:hyphenation-no-caps="false"/>
    </style:style>
    <style:style style:name="P3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67b25" officeooo:paragraph-rsid="00467b25" style:font-size-asian="10pt" style:font-size-complex="10pt" fo:hyphenate="false" loext:hyphenation-no-caps="false"/>
    </style:style>
    <style:style style:name="P3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a5a69" officeooo:paragraph-rsid="004a5a69" style:font-size-asian="10pt" style:font-size-complex="10pt" fo:hyphenate="false" loext:hyphenation-no-caps="false"/>
    </style:style>
    <style:style style:name="P3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b22f6" officeooo:paragraph-rsid="004b22f6" style:font-size-asian="10pt" style:font-size-complex="10pt" fo:hyphenate="false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b22f6" officeooo:paragraph-rsid="004b22f6" style:font-size-asian="10pt" style:font-size-complex="10pt" fo:hyphenate="false" loext:hyphenation-no-caps="false"/>
    </style:style>
    <style:style style:name="P3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4eeb8c" style:font-size-asian="10pt" style:font-size-complex="10pt" fo:hyphenate="false" loext:hyphenation-no-caps="false"/>
    </style:style>
    <style:style style:name="P3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715f3" style:font-size-asian="10pt" style:font-size-complex="10pt" fo:hyphenate="false" loext:hyphenation-no-caps="false"/>
    </style:style>
    <style:style style:name="P3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8d328" style:font-size-asian="10pt" style:font-size-complex="10pt" fo:hyphenate="false" loext:hyphenation-no-caps="false"/>
    </style:style>
    <style:style style:name="P4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73df4" style:font-size-asian="10pt" style:font-size-complex="10pt" fo:hyphenate="false" loext:hyphenation-no-caps="false"/>
    </style:style>
    <style:style style:name="P4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af739" style:font-size-asian="10pt" style:font-size-complex="10pt" fo:hyphenate="false" loext:hyphenation-no-caps="false"/>
    </style:style>
    <style:style style:name="P4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c39da" style:font-size-asian="10pt" style:font-size-complex="10pt" fo:hyphenate="false" loext:hyphenation-no-caps="false"/>
    </style:style>
    <style:style style:name="P4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63878a" style:font-size-asian="10pt" style:font-size-complex="10pt" fo:hyphenate="false" loext:hyphenation-no-caps="false"/>
    </style:style>
    <style:style style:name="P4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620c3c" style:font-size-asian="10pt" style:font-size-complex="10pt" fo:hyphenate="false" loext:hyphenation-no-caps="false"/>
    </style:style>
    <style:style style:name="P45" style:family="paragraph" style:parent-style-name="Standard">
      <style:paragraph-properties fo:text-align="start" style:justify-single-word="false"/>
      <style:text-properties style:font-name="Calibri" fo:font-size="10pt" officeooo:rsid="004d7adf" officeooo:paragraph-rsid="004eeb8c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style:font-name="Calibri" fo:font-size="10pt" officeooo:rsid="004d7adf" officeooo:paragraph-rsid="0053810f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5715f3" officeooo:paragraph-rsid="005715f3" style:font-size-asian="10pt" style:font-size-complex="10pt" fo:hyphenate="false" loext:hyphenation-no-caps="false"/>
    </style:style>
    <style:style style:name="P4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5c39da" officeooo:paragraph-rsid="005c39da" style:font-size-asian="10pt" style:font-size-complex="10pt" fo:hyphenate="false" loext:hyphenation-no-caps="false"/>
    </style:style>
    <style:style style:name="P4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5c39da" officeooo:paragraph-rsid="0063878a" style:font-size-asian="10pt" style:font-size-complex="10pt" fo:hyphenate="false" loext:hyphenation-no-caps="false"/>
    </style:style>
    <style:style style:name="P5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620c3c" officeooo:paragraph-rsid="00620c3c" style:font-size-asian="10pt" style:font-size-complex="10pt" fo:hyphenate="false" loext:hyphenation-no-caps="false"/>
    </style:style>
    <style:style style:name="P5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620c3c" officeooo:paragraph-rsid="0062a12c" style:font-size-asian="10pt" style:font-size-complex="10pt" fo:hyphenate="false" loext:hyphenation-no-caps="false"/>
    </style:style>
    <style:style style:name="P5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62a12c" officeooo:paragraph-rsid="0062a12c" style:font-size-asian="10pt" style:font-size-complex="10pt" fo:hyphenate="false" loext:hyphenation-no-caps="false"/>
    </style:style>
    <style:style style:name="P5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style:page-number="auto" fo:background-color="transparent"/>
      <style:text-properties style:font-name="Calibri" fo:font-size="10pt" officeooo:rsid="0062a12c" officeooo:paragraph-rsid="0063878a" style:font-size-asian="10pt" style:font-size-complex="10pt" fo:hyphenate="false" loext:hyphenation-no-caps="false"/>
    </style:style>
    <style:style style:name="P5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63878a" officeooo:paragraph-rsid="0063878a" style:font-size-asian="10pt" style:font-size-complex="10pt" fo:hyphenate="false" loext:hyphenation-no-caps="false"/>
    </style:style>
    <style:style style:name="P55" style:family="paragraph" style:parent-style-name="Standard">
      <style:paragraph-properties fo:text-align="start" style:justify-single-word="false"/>
      <style:text-properties style:font-name="Calibri" fo:font-size="10pt" officeooo:rsid="0066834a" officeooo:paragraph-rsid="0066834a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Calibri" fo:font-size="10pt" officeooo:rsid="0066834a" officeooo:paragraph-rsid="0079a3ce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Calibri" fo:font-size="10pt" officeooo:rsid="006af556" officeooo:paragraph-rsid="006af556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Calibri" fo:font-size="10pt" officeooo:rsid="006e0870" officeooo:paragraph-rsid="0073385e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374e7" officeooo:paragraph-rsid="006fb0fb" style:font-size-asian="10pt" style:font-size-complex="10pt" fo:hyphenate="false" loext:hyphenation-no-caps="false"/>
    </style:style>
    <style:style style:name="P6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573df4" officeooo:paragraph-rsid="005715f3" style:font-size-asian="10pt" style:font-size-complex="10pt" fo:hyphenate="false" loext:hyphenation-no-caps="false"/>
    </style:style>
    <style:style style:name="P61" style:family="paragraph" style:parent-style-name="Standard">
      <style:paragraph-properties fo:text-align="start" style:justify-single-word="false"/>
      <style:text-properties style:font-name="Calibri" fo:font-size="10pt" officeooo:rsid="00781d83" officeooo:paragraph-rsid="00781d83" style:font-size-asian="10pt" style:font-size-complex="10pt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7c7ede" officeooo:paragraph-rsid="007c7ede" style:font-size-asian="10pt" style:font-size-complex="10pt" fo:hyphenate="false" loext:hyphenation-no-caps="false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10pt" officeooo:rsid="00814aa8" officeooo:paragraph-rsid="00814aa8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10pt" officeooo:rsid="00815e4b" officeooo:paragraph-rsid="00815e4b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10pt" officeooo:rsid="008324f9" officeooo:paragraph-rsid="008324f9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10pt" officeooo:rsid="00846600" officeooo:paragraph-rsid="00846600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10pt" officeooo:rsid="0085e2fb" officeooo:paragraph-rsid="0085e2fb" style:font-size-asian="10pt" style:font-size-complex="10pt"/>
    </style:style>
    <style:style style:name="P69" style:family="paragraph" style:parent-style-name="Standard">
      <style:paragraph-properties fo:text-align="center" style:justify-single-word="false"/>
      <style:text-properties style:font-name="Calibri" fo:font-size="10pt" officeooo:rsid="0073385e" officeooo:paragraph-rsid="0073385e" style:font-size-asian="10pt" style:font-size-complex="10pt"/>
    </style:style>
    <style:style style:name="P7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51af56" officeooo:paragraph-rsid="0051af56" style:font-size-asian="10pt" style:font-size-complex="10pt" fo:hyphenate="false" loext:hyphenation-no-caps="false"/>
    </style:style>
    <style:style style:name="P7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9803e2" officeooo:paragraph-rsid="009803e2" style:font-size-asian="10pt" style:font-size-complex="10pt" fo:hyphenate="false" loext:hyphenation-no-caps="false"/>
    </style:style>
    <style:style style:name="P72" style:family="paragraph" style:parent-style-name="Standard">
      <style:paragraph-properties fo:text-align="start" style:justify-single-word="false"/>
      <style:text-properties style:font-name="Calibri" fo:font-size="10pt" officeooo:rsid="00aa57b9" officeooo:paragraph-rsid="00aa57b9" style:font-size-asian="10pt" style:font-size-complex="10pt"/>
    </style:style>
    <style:style style:name="P73" style:family="paragraph" style:parent-style-name="Standard">
      <style:paragraph-properties fo:text-align="center" style:justify-single-word="false"/>
      <style:text-properties style:font-name="Calibri" fo:font-size="10pt" officeooo:rsid="003b9d96" officeooo:paragraph-rsid="006e0870" style:font-size-asian="10pt" style:font-size-complex="10pt"/>
    </style:style>
    <style:style style:name="P74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33c6e3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36b73e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3e26df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4506c8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47878c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alibri" fo:font-size="10pt" fo:font-weight="bold" officeooo:rsid="0033c6e3" officeooo:paragraph-rsid="006fb0fb" style:font-size-asian="10pt" style:font-weight-asian="bold" style:font-size-complex="10pt" style:font-weight-complex="bold"/>
    </style:style>
    <style:style style:name="P8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33c6e3" officeooo:paragraph-rsid="006fb0fb" style:font-size-asian="10pt" style:font-weight-asian="bold" style:font-size-complex="10pt" style:font-weight-complex="bold" fo:hyphenate="false" loext:hyphenation-no-caps="false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33c6e3" officeooo:paragraph-rsid="0036b73e" style:font-size-asian="10pt" style:font-weight-asian="bold" style:font-size-complex="10pt" style:font-weight-complex="bold" fo:hyphenate="false" loext:hyphenation-no-caps="false"/>
    </style:style>
    <style:style style:name="P8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33c6e3" officeooo:paragraph-rsid="00403af1" style:font-size-asian="10pt" style:font-weight-asian="bold" style:font-size-complex="10pt" style:font-weight-complex="bold" fo:hyphenate="false" loext:hyphenation-no-caps="false"/>
    </style:style>
    <style:style style:name="P83" style:family="paragraph" style:parent-style-name="Standard">
      <style:paragraph-properties fo:text-align="start" style:justify-single-word="false"/>
      <style:text-properties style:font-name="Calibri" fo:font-size="10pt" fo:font-weight="bold" officeooo:rsid="004d7adf" officeooo:paragraph-rsid="004d7adf" style:font-size-asian="10pt" style:font-weight-asian="bold" style:font-size-complex="10pt" style:font-weight-complex="bold"/>
    </style:style>
    <style:style style:name="P8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4eeb8c" officeooo:paragraph-rsid="005af739" style:font-size-asian="10pt" style:font-weight-asian="bold" style:font-size-complex="10pt" style:font-weight-complex="bold" fo:hyphenate="false" loext:hyphenation-no-caps="false"/>
    </style:style>
    <style:style style:name="P8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4eeb8c" officeooo:paragraph-rsid="005bdb22" style:font-size-asian="10pt" style:font-weight-asian="bold" style:font-size-complex="10pt" style:font-weight-complex="bold" fo:hyphenate="false" loext:hyphenation-no-caps="false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4eeb8c" officeooo:paragraph-rsid="004eeb8c" style:font-size-asian="10pt" style:font-weight-asian="bold" style:font-size-complex="10pt" style:font-weight-complex="bold" fo:hyphenate="false" loext:hyphenation-no-caps="false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4eeb8c" officeooo:paragraph-rsid="00aa57b9" style:font-size-asian="10pt" style:font-weight-asian="bold" style:font-size-complex="10pt" style:font-weight-complex="bold" fo:hyphenate="false" loext:hyphenation-no-caps="false"/>
    </style:style>
    <style:style style:name="P88" style:family="paragraph" style:parent-style-name="Standard">
      <style:paragraph-properties fo:text-align="start" style:justify-single-word="false"/>
      <style:text-properties style:font-name="Calibri" fo:font-size="10pt" fo:font-weight="bold" officeooo:rsid="005af739" officeooo:paragraph-rsid="005af739" style:font-size-asian="10pt" style:font-weight-asian="bold" style:font-size-complex="10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Calibri" fo:font-size="10pt" fo:font-weight="bold" officeooo:rsid="005af739" officeooo:paragraph-rsid="0063878a" style:font-size-asian="10pt" style:font-weight-asian="bold" style:font-size-complex="10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alibri" fo:font-size="10pt" fo:font-weight="bold" officeooo:rsid="005bdb22" officeooo:paragraph-rsid="005bdb22" style:font-size-asian="10pt" style:font-weight-asian="bold" style:font-size-complex="10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Calibri" fo:font-size="10pt" fo:font-weight="bold" officeooo:rsid="005bdb22" officeooo:paragraph-rsid="00a3844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alibri" fo:font-size="10pt" fo:font-weight="bold" officeooo:rsid="00620c3c" officeooo:paragraph-rsid="00620c3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Calibri" fo:font-size="10pt" fo:font-weight="bold" officeooo:rsid="00620c3c" officeooo:paragraph-rsid="0062a12c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Calibri" fo:font-size="10pt" fo:font-weight="bold" officeooo:rsid="00573df4" officeooo:paragraph-rsid="00573df4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alibri" fo:font-size="10pt" fo:font-weight="bold" officeooo:rsid="0066834a" officeooo:paragraph-rsid="0066834a" style:font-size-asian="10pt" style:font-weight-asian="bold" style:font-size-complex="10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Calibri" fo:font-size="10pt" fo:font-weight="bold" officeooo:rsid="0066834a" officeooo:paragraph-rsid="0079a3ce" style:font-size-asian="10pt" style:font-weight-asian="bold" style:font-size-complex="10pt" style:font-weight-complex="bold"/>
    </style:style>
    <style:style style:name="P9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53810f" officeooo:paragraph-rsid="004eeb8c" style:font-size-asian="10pt" style:font-weight-asian="bold" style:font-size-complex="10pt" style:font-weight-complex="bold" fo:hyphenate="false" loext:hyphenation-no-caps="false"/>
    </style:style>
    <style:style style:name="P9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861a4d" officeooo:paragraph-rsid="00861a4d" style:font-size-asian="10pt" style:font-weight-asian="bold" style:font-size-complex="10pt" style:font-weight-complex="bold" fo:hyphenate="false" loext:hyphenation-no-caps="false"/>
    </style:style>
    <style:style style:name="P9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879533" officeooo:paragraph-rsid="00879533" style:font-size-asian="10pt" style:font-weight-asian="bold" style:font-size-complex="10pt" style:font-weight-complex="bold" fo:hyphenate="false" loext:hyphenation-no-caps="false"/>
    </style:style>
    <style:style style:name="P10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8cd3fe" officeooo:paragraph-rsid="008cd3fe" style:font-size-asian="10pt" style:font-weight-asian="bold" style:font-size-complex="10pt" style:font-weight-complex="bold" fo:hyphenate="false" loext:hyphenation-no-caps="false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94c722" officeooo:paragraph-rsid="0094c722" style:font-size-asian="10pt" style:font-weight-asian="bold" style:font-size-complex="10pt" style:font-weight-complex="bold" fo:hyphenate="false" loext:hyphenation-no-caps="false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94c722" officeooo:paragraph-rsid="00aa57b9" style:font-size-asian="10pt" style:font-weight-asian="bold" style:font-size-complex="10pt" style:font-weight-complex="bold" fo:hyphenate="false" loext:hyphenation-no-caps="false"/>
    </style:style>
    <style:style style:name="P10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a80a29" officeooo:paragraph-rsid="00a80a29" style:font-size-asian="10pt" style:font-weight-asian="bold" style:font-size-complex="10pt" style:font-weight-complex="bold" fo:hyphenate="false" loext:hyphenation-no-caps="false"/>
    </style:style>
    <style:style style:name="P10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4eeb8c" officeooo:paragraph-rsid="0050c8a7" style:font-size-asian="10pt" style:font-weight-asian="normal" style:font-size-complex="10pt" style:font-weight-complex="normal" fo:hyphenate="false" loext:hyphenation-no-caps="false"/>
    </style:style>
    <style:style style:name="P10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4eeb8c" officeooo:paragraph-rsid="005af739" style:font-size-asian="10pt" style:font-weight-asian="normal" style:font-size-complex="10pt" style:font-weight-complex="normal" fo:hyphenate="false" loext:hyphenation-no-caps="false"/>
    </style:style>
    <style:style style:name="P106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4eeb8c" officeooo:paragraph-rsid="005bdb22" style:font-size-asian="10pt" style:font-weight-asian="normal" style:font-size-complex="10pt" style:font-weight-complex="normal" fo:hyphenate="false" loext:hyphenation-no-caps="false"/>
    </style:style>
    <style:style style:name="P10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560aaf" officeooo:paragraph-rsid="00563aaa" style:font-size-asian="10pt" style:font-weight-asian="normal" style:font-size-complex="10pt" style:font-weight-complex="normal" fo:hyphenate="false" loext:hyphenation-no-caps="false"/>
    </style:style>
    <style:style style:name="P10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5715f3" officeooo:paragraph-rsid="005565bc" style:font-size-asian="10pt" style:font-weight-asian="normal" style:font-size-complex="10pt" style:font-weight-complex="normal" fo:hyphenate="false" loext:hyphenation-no-caps="false"/>
    </style:style>
    <style:style style:name="P10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63878a" officeooo:paragraph-rsid="0063878a" style:font-size-asian="10pt" style:font-weight-asian="normal" style:font-size-complex="10pt" style:font-weight-complex="normal" fo:hyphenate="false" loext:hyphenation-no-caps="false"/>
    </style:style>
    <style:style style:name="P11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7c7ede" officeooo:paragraph-rsid="007c7ede" style:font-size-asian="10pt" style:font-weight-asian="normal" style:font-size-complex="10pt" style:font-weight-complex="normal" fo:hyphenate="false" loext:hyphenation-no-caps="false"/>
    </style:style>
    <style:style style:name="P11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861a4d" officeooo:paragraph-rsid="00861a4d" style:font-size-asian="10pt" style:font-weight-asian="normal" style:font-size-complex="10pt" style:font-weight-complex="normal" fo:hyphenate="false" loext:hyphenation-no-caps="false"/>
    </style:style>
    <style:style style:name="P11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861a4d" officeooo:paragraph-rsid="008cd3fe" style:font-size-asian="10pt" style:font-weight-asian="normal" style:font-size-complex="10pt" style:font-weight-complex="normal" fo:hyphenate="false" loext:hyphenation-no-caps="false"/>
    </style:style>
    <style:style style:name="P11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861a4d" officeooo:paragraph-rsid="00a1951c" style:font-size-asian="10pt" style:font-weight-asian="normal" style:font-size-complex="10pt" style:font-weight-complex="normal" fo:hyphenate="false" loext:hyphenation-no-caps="false"/>
    </style:style>
    <style:style style:name="P11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861a4d" officeooo:paragraph-rsid="00b87fd5" style:font-size-asian="10pt" style:font-weight-asian="normal" style:font-size-complex="10pt" style:font-weight-complex="normal" fo:hyphenate="false" loext:hyphenation-no-caps="false"/>
    </style:style>
    <style:style style:name="P11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9d4f1e" officeooo:paragraph-rsid="009d4f1e" style:font-size-asian="10pt" style:font-weight-asian="normal" style:font-size-complex="10pt" style:font-weight-complex="normal" fo:hyphenate="false" loext:hyphenation-no-caps="false"/>
    </style:style>
    <style:style style:name="P116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9b8093" officeooo:paragraph-rsid="009b8093" style:font-size-asian="10pt" style:font-weight-asian="normal" style:font-size-complex="10pt" style:font-weight-complex="normal" fo:hyphenate="false" loext:hyphenation-no-caps="false"/>
    </style:style>
    <style:style style:name="P11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9ebe49" officeooo:paragraph-rsid="009ebe49" style:font-size-asian="10pt" style:font-weight-asian="normal" style:font-size-complex="10pt" style:font-weight-complex="normal" fo:hyphenate="false" loext:hyphenation-no-caps="false"/>
    </style:style>
    <style:style style:name="P11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1951c" officeooo:paragraph-rsid="00a1951c" style:font-size-asian="10pt" style:font-weight-asian="normal" style:font-size-complex="10pt" style:font-weight-complex="normal" fo:hyphenate="false" loext:hyphenation-no-caps="false"/>
    </style:style>
    <style:style style:name="P11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1951c" officeooo:paragraph-rsid="00b87fd5" style:font-size-asian="10pt" style:font-weight-asian="normal" style:font-size-complex="10pt" style:font-weight-complex="normal" fo:hyphenate="false" loext:hyphenation-no-caps="false"/>
    </style:style>
    <style:style style:name="P12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31361" officeooo:paragraph-rsid="00a31361" style:font-size-asian="10pt" style:font-weight-asian="normal" style:font-size-complex="10pt" style:font-weight-complex="normal" fo:hyphenate="false" loext:hyphenation-no-caps="false"/>
    </style:style>
    <style:style style:name="P121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627b8" officeooo:paragraph-rsid="00a627b8" style:font-size-asian="10pt" style:font-weight-asian="normal" style:font-size-complex="10pt" style:font-weight-complex="normal" fo:hyphenate="false" loext:hyphenation-no-caps="false"/>
    </style:style>
    <style:style style:name="P122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627b8" officeooo:paragraph-rsid="00af038a" style:font-size-asian="10pt" style:font-weight-asian="normal" style:font-size-complex="10pt" style:font-weight-complex="normal" fo:hyphenate="false" loext:hyphenation-no-caps="false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80a29" officeooo:paragraph-rsid="0094c722" style:font-size-asian="10pt" style:font-weight-asian="normal" style:font-size-complex="10pt" style:font-weight-complex="normal" fo:hyphenate="false" loext:hyphenation-no-caps="false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80a29" officeooo:paragraph-rsid="00aa57b9" style:font-size-asian="10pt" style:font-weight-asian="normal" style:font-size-complex="10pt" style:font-weight-complex="normal" fo:hyphenate="false" loext:hyphenation-no-caps="false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94c722" officeooo:paragraph-rsid="00aa57b9" style:font-size-asian="10pt" style:font-weight-asian="normal" style:font-size-complex="10pt" style:font-weight-complex="normal" fo:hyphenate="false" loext:hyphenation-no-caps="false"/>
    </style:style>
    <style:style style:name="P126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f038a" officeooo:paragraph-rsid="00af038a" style:font-size-asian="10pt" style:font-weight-asian="normal" style:font-size-complex="10pt" style:font-weight-complex="normal" fo:hyphenate="false" loext:hyphenation-no-caps="false"/>
    </style:style>
    <style:style style:name="P127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b5f344" officeooo:paragraph-rsid="00b5f344" style:font-size-asian="10pt" style:font-weight-asian="normal" style:font-size-complex="10pt" style:font-weight-complex="normal" fo:hyphenate="false" loext:hyphenation-no-caps="false"/>
    </style:style>
    <style:style style:name="P128" style:family="paragraph" style:parent-style-name="Standard">
      <style:paragraph-properties fo:text-align="start" style:justify-single-word="false"/>
      <style:text-properties style:font-name="Calibri" fo:font-size="10pt" officeooo:paragraph-rsid="0066834a"/>
    </style:style>
    <style:style style:name="P12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94c722" officeooo:paragraph-rsid="0094c722" fo:background-color="transparent" style:font-size-asian="10pt" style:font-size-complex="10pt" fo:hyphenate="false" loext:hyphenation-no-caps="false"/>
    </style:style>
    <style:style style:name="P130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94c722" officeooo:paragraph-rsid="009803e2" fo:background-color="transparent" style:font-size-asian="10pt" style:font-size-complex="10pt" fo:hyphenate="false" loext:hyphenation-no-caps="false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4pt" fo:font-weight="bold" officeooo:rsid="0053810f" officeooo:paragraph-rsid="005af739" style:font-size-asian="14pt" style:font-weight-asian="bold" style:font-size-complex="14pt" style:font-weight-complex="bold" fo:hyphenate="false" loext:hyphenation-no-caps="false"/>
    </style:style>
    <style:style style:name="P132" style:family="paragraph" style:parent-style-name="Standard">
      <style:paragraph-properties fo:text-align="center" style:justify-single-word="false"/>
      <style:text-properties style:font-name="Calibri" fo:font-size="18pt" fo:font-weight="bold" officeooo:rsid="000793d3" officeooo:paragraph-rsid="000793d3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Calibri" fo:font-size="12pt" fo:font-weight="bold" officeooo:rsid="007406d5" officeooo:paragraph-rsid="007406d5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Calibri" fo:font-size="12pt" fo:font-weight="bold" officeooo:rsid="00781d83" officeooo:paragraph-rsid="00781d83" style:font-size-asian="12pt" style:font-weight-asian="bold" style:font-size-complex="12pt" style:font-weight-complex="bold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2pt" fo:font-weight="bold" officeooo:rsid="00781d83" officeooo:paragraph-rsid="00aa57b9" style:font-size-asian="12pt" style:font-weight-asian="bold" style:font-size-complex="12pt" style:font-weight-complex="bold" fo:hyphenate="false" loext:hyphenation-no-caps="false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2pt" fo:font-weight="bold" officeooo:rsid="0053810f" officeooo:paragraph-rsid="005af739" style:font-size-asian="12pt" style:font-weight-asian="bold" style:font-size-complex="12pt" style:font-weight-complex="bold" fo:hyphenate="false" loext:hyphenation-no-caps="false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2pt" officeooo:rsid="0053810f" officeooo:paragraph-rsid="005af739" style:font-size-asian="12pt" style:font-size-complex="12pt" fo:hyphenate="false" loext:hyphenation-no-caps="false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2pt" officeooo:rsid="0053810f" officeooo:paragraph-rsid="0053810f" style:font-size-asian="12pt" style:font-size-complex="12pt" fo:hyphenate="false" loext:hyphenation-no-caps="false"/>
    </style:style>
    <style:style style:name="P139" style:family="paragraph" style:parent-style-name="Standard">
      <style:paragraph-properties fo:text-align="start" style:justify-single-word="false"/>
      <style:text-properties style:font-name="Calibri" fo:font-size="12pt" officeooo:rsid="0053810f" officeooo:paragraph-rsid="0053810f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officeooo:paragraph-rsid="00753ed4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Calibri" fo:font-size="10pt" fo:letter-spacing="normal" fo:language="en" fo:country="US" fo:font-style="normal" fo:font-weight="normal" officeooo:paragraph-rsid="0066834a" style:font-size-asian="10pt" style:font-size-complex="10pt"/>
    </style:style>
    <style:style style:name="P14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18pt" fo:font-weight="bold" officeooo:rsid="000793d3" officeooo:paragraph-rsid="000793d3" style:font-size-asian="18pt" style:font-weight-asian="bold" style:font-size-complex="18pt" style:font-weight-complex="bold"/>
    </style:style>
    <style:style style:name="P143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bold" officeooo:rsid="0053810f" officeooo:paragraph-rsid="005af739" style:font-size-asian="8.75pt" style:font-weight-asian="bold" style:font-size-complex="10pt" style:font-weight-complex="bold" fo:hyphenate="false" loext:hyphenation-no-caps="false"/>
    </style:style>
    <style:style style:name="P144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eeb8c" officeooo:paragraph-rsid="005c39da" style:font-size-asian="10pt" style:font-size-complex="10pt" fo:hyphenate="false" loext:hyphenation-no-caps="false"/>
    </style:style>
    <style:style style:name="P145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ba4b7b" officeooo:paragraph-rsid="00ba4b7b" style:font-size-asian="10pt" style:font-size-complex="10pt" fo:hyphenate="false" loext:hyphenation-no-caps="false"/>
    </style:style>
    <style:style style:name="P146" style:family="paragraph" style:parent-style-name="Standard">
      <style:paragraph-properties fo:text-align="start" style:justify-single-word="false"/>
      <style:text-properties style:font-name="Calibri" fo:font-size="10pt" officeooo:paragraph-rsid="0033b42d" style:font-size-asian="10pt" style:font-size-complex="10pt"/>
    </style:style>
    <style:style style:name="P147" style:family="paragraph" style:parent-style-name="Standard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8" style:family="paragraph" style:parent-style-name="Standard">
      <style:paragraph-properties fo:text-align="start" style:justify-single-word="false"/>
      <style:text-properties style:font-name="Calibri" fo:font-size="10pt" officeooo:rsid="0033c6e3" officeooo:paragraph-rsid="0033c6e3" style:font-size-asian="10pt" style:font-size-complex="10pt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officeooo:rsid="004b22f6" officeooo:paragraph-rsid="004b22f6" style:font-size-asian="10pt" style:font-size-complex="10pt" fo:hyphenate="false" loext:hyphenation-no-caps="false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80a29" officeooo:paragraph-rsid="00aa57b9" style:font-size-asian="10pt" style:font-weight-asian="normal" style:font-size-complex="10pt" style:font-weight-complex="normal" fo:hyphenate="false" loext:hyphenation-no-caps="false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80a29" officeooo:paragraph-rsid="0094c722" style:font-size-asian="10pt" style:font-weight-asian="normal" style:font-size-complex="10pt" style:font-weight-complex="normal" fo:hyphenate="false" loext:hyphenation-no-caps="false"/>
    </style:style>
    <style:style style:name="P152" style:family="paragraph" style:parent-style-name="Standard">
      <loext:graphic-properties draw:fill="none"/>
      <style:paragraph-properties fo:margin-left="0cm" fo:margin-right="0cm" fo:text-align="end" style:justify-single-word="false" fo:hyphenation-ladder-count="no-limit" fo:text-indent="0cm" style:auto-text-indent="false" fo:background-color="transparent"/>
      <style:text-properties style:font-name="Calibri" fo:font-size="10pt" fo:font-weight="normal" officeooo:rsid="00ad2a1d" officeooo:paragraph-rsid="00ad2a1d" style:font-size-asian="10pt" style:font-weight-asian="normal" style:font-size-complex="10pt" style:font-weight-complex="normal" fo:hyphenate="false" loext:hyphenation-no-caps="false"/>
    </style:style>
    <style:style style:name="P153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0cm" style:auto-text-indent="false" fo:background-color="transparent"/>
      <style:text-properties style:font-name="Calibri" fo:font-size="14pt" fo:font-weight="bold" officeooo:rsid="0053810f" officeooo:paragraph-rsid="005af739" style:font-size-asian="14pt" style:font-weight-asian="bold" style:font-size-complex="14pt" style:font-weight-complex="bold" fo:hyphenate="false" loext:hyphenation-no-caps="false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Calibri" fo:font-size="10pt" fo:letter-spacing="normal" fo:language="en" fo:country="US" fo:font-style="normal" fo:font-weight="normal" officeooo:paragraph-rsid="0066834a" style:font-size-asian="10pt" style:font-size-complex="10pt"/>
    </style:style>
    <style:style style:name="T1" style:family="text">
      <style:text-properties officeooo:rsid="0033b42d"/>
    </style:style>
    <style:style style:name="T2" style:family="text">
      <style:text-properties officeooo:rsid="0036b73e"/>
    </style:style>
    <style:style style:name="T3" style:family="text">
      <style:text-properties officeooo:rsid="003a9793"/>
    </style:style>
    <style:style style:name="T4" style:family="text">
      <style:text-properties officeooo:rsid="003e26df"/>
    </style:style>
    <style:style style:name="T5" style:family="text">
      <style:text-properties officeooo:rsid="003ea81b"/>
    </style:style>
    <style:style style:name="T6" style:family="text">
      <style:text-properties officeooo:rsid="00403af1"/>
    </style:style>
    <style:style style:name="T7" style:family="text">
      <style:text-properties officeooo:rsid="004185e8"/>
    </style:style>
    <style:style style:name="T8" style:family="text">
      <style:text-properties officeooo:rsid="004346f7"/>
    </style:style>
    <style:style style:name="T9" style:family="text">
      <style:text-properties officeooo:rsid="004374e7"/>
    </style:style>
    <style:style style:name="T10" style:family="text">
      <style:text-properties officeooo:rsid="0043cd1a"/>
    </style:style>
    <style:style style:name="T11" style:family="text">
      <style:text-properties officeooo:rsid="004506c8"/>
    </style:style>
    <style:style style:name="T12" style:family="text">
      <style:text-properties officeooo:rsid="00467b25"/>
    </style:style>
    <style:style style:name="T13" style:family="text">
      <style:text-properties officeooo:rsid="0049345b"/>
    </style:style>
    <style:style style:name="T14" style:family="text">
      <style:text-properties officeooo:rsid="004a5a69"/>
    </style:style>
    <style:style style:name="T15" style:family="text">
      <style:text-properties officeooo:rsid="004b22f6"/>
    </style:style>
    <style:style style:name="T16" style:family="text">
      <style:text-properties officeooo:rsid="004d7adf"/>
    </style:style>
    <style:style style:name="T17" style:family="text">
      <style:text-properties officeooo:rsid="004eeb8c"/>
    </style:style>
    <style:style style:name="T18" style:family="text">
      <style:text-properties officeooo:rsid="0033c6e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eeb8c" style:font-weight-asian="bold" style:font-weight-complex="bold"/>
    </style:style>
    <style:style style:name="T21" style:family="text">
      <style:text-properties fo:font-weight="bold" officeooo:rsid="0053810f" style:font-weight-asian="bold" style:font-weight-complex="bold"/>
    </style:style>
    <style:style style:name="T22" style:family="text">
      <style:text-properties fo:font-weight="bold" officeooo:rsid="0079a797" style:font-weight-asian="bold" style:font-weight-complex="bold"/>
    </style:style>
    <style:style style:name="T23" style:family="text">
      <style:text-properties fo:font-weight="bold" officeooo:rsid="005af739" style:font-weight-asian="bold" style:font-weight-complex="bold"/>
    </style:style>
    <style:style style:name="T24" style:family="text">
      <style:text-properties fo:font-weight="bold" officeooo:rsid="0094c722" style:font-weight-asian="bold" style:font-weight-complex="bold"/>
    </style:style>
    <style:style style:name="T25" style:family="text">
      <style:text-properties fo:font-weight="bold" officeooo:rsid="009b8093" style:font-weight-asian="bold" style:font-weight-complex="bold"/>
    </style:style>
    <style:style style:name="T26" style:family="text">
      <style:text-properties fo:font-weight="bold" officeooo:rsid="009d4f1e" style:font-weight-asian="bold" style:font-weight-complex="bold"/>
    </style:style>
    <style:style style:name="T27" style:family="text">
      <style:text-properties fo:font-weight="bold" officeooo:rsid="0033b42d" style:font-weight-asian="bold" style:font-weight-complex="bold"/>
    </style:style>
    <style:style style:name="T28" style:family="text">
      <style:text-properties fo:font-weight="bold" officeooo:rsid="006d4980" style:font-weight-asian="bold" style:font-weight-complex="bold"/>
    </style:style>
    <style:style style:name="T29" style:family="text">
      <style:text-properties officeooo:rsid="0050c8a7"/>
    </style:style>
    <style:style style:name="T30" style:family="text">
      <style:text-properties officeooo:rsid="00563aaa"/>
    </style:style>
    <style:style style:name="T31" style:family="text">
      <style:text-properties officeooo:rsid="005715f3"/>
    </style:style>
    <style:style style:name="T32" style:family="text">
      <style:text-properties fo:font-weight="normal" officeooo:rsid="005715f3" style:font-weight-asian="normal" style:font-weight-complex="normal"/>
    </style:style>
    <style:style style:name="T33" style:family="text">
      <style:text-properties officeooo:rsid="0058d328"/>
    </style:style>
    <style:style style:name="T34" style:family="text">
      <style:text-properties officeooo:rsid="005af739"/>
    </style:style>
    <style:style style:name="T35" style:family="text">
      <style:text-properties officeooo:rsid="005c39da"/>
    </style:style>
    <style:style style:name="T36" style:family="text">
      <style:text-properties officeooo:rsid="005ecdb6"/>
    </style:style>
    <style:style style:name="T37" style:family="text">
      <style:text-properties officeooo:rsid="0060b4be"/>
    </style:style>
    <style:style style:name="T38" style:family="text">
      <style:text-properties officeooo:rsid="00620c3c"/>
    </style:style>
    <style:style style:name="T39" style:family="text">
      <style:text-properties style:text-position="super 58%"/>
    </style:style>
    <style:style style:name="T40" style:family="text">
      <style:text-properties officeooo:rsid="0062a12c"/>
    </style:style>
    <style:style style:name="T41" style:family="text">
      <style:text-properties officeooo:rsid="0063804c"/>
    </style:style>
    <style:style style:name="T42" style:family="text">
      <style:text-properties officeooo:rsid="0063878a"/>
    </style:style>
    <style:style style:name="T43" style:family="text">
      <style:text-properties officeooo:rsid="006518c5"/>
    </style:style>
    <style:style style:name="T44" style:family="text">
      <style:text-properties officeooo:rsid="006867ed"/>
    </style:style>
    <style:style style:name="T45" style:family="text">
      <style:text-properties officeooo:rsid="0069ae1b"/>
    </style:style>
    <style:style style:name="T46" style:family="text">
      <style:text-properties officeooo:rsid="006af556"/>
    </style:style>
    <style:style style:name="T47" style:family="text">
      <style:text-properties officeooo:rsid="006c5121"/>
    </style:style>
    <style:style style:name="T48" style:family="text">
      <style:text-properties officeooo:rsid="006d4980"/>
    </style:style>
    <style:style style:name="T49" style:family="text">
      <style:text-properties officeooo:rsid="006fb0fb"/>
    </style:style>
    <style:style style:name="T50" style:family="text">
      <style:text-properties style:font-name="Calibri" fo:font-size="12pt" fo:font-weight="normal" officeooo:rsid="003b9d96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fo:font-weight="normal" officeooo:rsid="007406d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fo:font-weight="normal" officeooo:rsid="007816a7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fo:font-weight="normal" officeooo:rsid="003d95a5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font-weight="normal" officeooo:rsid="008b214e" style:font-size-asian="12pt" style:font-weight-asian="normal" style:font-size-complex="12pt" style:font-weight-complex="normal"/>
    </style:style>
    <style:style style:name="T55" style:family="text">
      <style:text-properties officeooo:rsid="00706f18"/>
    </style:style>
    <style:style style:name="T56" style:family="text">
      <style:text-properties officeooo:rsid="00719dab"/>
    </style:style>
    <style:style style:name="T57" style:family="text">
      <style:text-properties officeooo:rsid="0073385e"/>
    </style:style>
    <style:style style:name="T58" style:family="text">
      <style:text-properties officeooo:rsid="007406d5"/>
    </style:style>
    <style:style style:name="T59" style:family="text">
      <style:text-properties fo:font-variant="normal" fo:text-transform="none" fo:color="#444444" loext:opacity="100%" style:font-name="Calibri" fo:font-size="12pt" fo:letter-spacing="normal" fo:font-style="normal" fo:font-weight="normal" style:font-size-asian="12pt" style:font-size-complex="12pt"/>
    </style:style>
    <style:style style:name="T60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753ed4" style:font-size-asian="12pt" style:font-size-complex="12pt"/>
    </style:style>
    <style:style style:name="T61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7816a7" style:font-size-asian="12pt" style:font-size-complex="12pt"/>
    </style:style>
    <style:style style:name="T62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781d83" style:font-size-asian="12pt" style:font-size-complex="12pt"/>
    </style:style>
    <style:style style:name="T63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77297c" style:font-size-asian="12pt" style:font-size-complex="12pt"/>
    </style:style>
    <style:style style:name="T64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3b9d96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444444" loext:opacity="100%" style:font-name="Calibri" fo:font-size="12pt" fo:letter-spacing="normal" fo:font-style="normal" fo:font-weight="normal" officeooo:rsid="00753ed4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02124" loext:opacity="100%" style:font-name="Calibri" fo:letter-spacing="normal" fo:language="en" fo:country="US" fo:font-style="normal" fo:font-weight="normal" style:font-size-asian="10pt" style:font-size-complex="10pt"/>
    </style:style>
    <style:style style:name="T67" style:family="text">
      <style:text-properties officeooo:rsid="007816a7"/>
    </style:style>
    <style:style style:name="T68" style:family="text">
      <style:text-properties officeooo:rsid="0066834a" style:font-size-asian="10pt" style:font-size-complex="10pt"/>
    </style:style>
    <style:style style:name="T69" style:family="text">
      <style:text-properties officeooo:rsid="006af556" style:font-size-asian="10pt" style:font-size-complex="10pt"/>
    </style:style>
    <style:style style:name="T70" style:family="text">
      <style:text-properties officeooo:rsid="00abcb7f" style:font-size-asian="10pt" style:font-size-complex="10pt"/>
    </style:style>
    <style:style style:name="T71" style:family="text">
      <style:text-properties officeooo:rsid="00781d83"/>
    </style:style>
    <style:style style:name="T72" style:family="text">
      <style:text-properties officeooo:rsid="0079a3ce"/>
    </style:style>
    <style:style style:name="T73" style:family="text">
      <style:text-properties officeooo:rsid="0079a797"/>
    </style:style>
    <style:style style:name="T74" style:family="text">
      <style:text-properties officeooo:rsid="007c7ede"/>
    </style:style>
    <style:style style:name="T75" style:family="text">
      <style:text-properties officeooo:rsid="007f2a8f"/>
    </style:style>
    <style:style style:name="T76" style:family="text">
      <style:text-properties officeooo:rsid="008324f9"/>
    </style:style>
    <style:style style:name="T77" style:family="text">
      <style:text-properties officeooo:rsid="008635a4"/>
    </style:style>
    <style:style style:name="T78" style:family="text">
      <style:text-properties officeooo:rsid="00879533"/>
    </style:style>
    <style:style style:name="T79" style:family="text">
      <style:text-properties officeooo:rsid="0088d685"/>
    </style:style>
    <style:style style:name="T80" style:family="text">
      <style:text-properties officeooo:rsid="008b214e"/>
    </style:style>
    <style:style style:name="T81" style:family="text">
      <style:text-properties officeooo:rsid="008cd3fe"/>
    </style:style>
    <style:style style:name="T82" style:family="text">
      <style:text-properties officeooo:rsid="008d2180"/>
    </style:style>
    <style:style style:name="T83" style:family="text">
      <style:text-properties officeooo:rsid="008fcb08"/>
    </style:style>
    <style:style style:name="T84" style:family="text">
      <style:text-properties officeooo:rsid="0096d94b"/>
    </style:style>
    <style:style style:name="T85" style:family="text">
      <style:text-properties officeooo:rsid="009803e2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94c722" fo:background-color="transparent" loext:char-shading-value="0"/>
    </style:style>
    <style:style style:name="T88" style:family="text">
      <style:text-properties officeooo:rsid="0096d94b" fo:background-color="transparent" loext:char-shading-value="0"/>
    </style:style>
    <style:style style:name="T89" style:family="text">
      <style:text-properties officeooo:rsid="009d4f1e"/>
    </style:style>
    <style:style style:name="T90" style:family="text">
      <style:text-properties officeooo:rsid="009ebe49"/>
    </style:style>
    <style:style style:name="T91" style:family="text">
      <style:text-properties officeooo:rsid="009fbcf4"/>
    </style:style>
    <style:style style:name="T92" style:family="text">
      <style:text-properties officeooo:rsid="00a183d5"/>
    </style:style>
    <style:style style:name="T93" style:family="text">
      <style:text-properties officeooo:rsid="00a1951c"/>
    </style:style>
    <style:style style:name="T94" style:family="text">
      <style:text-properties officeooo:rsid="00a20bb5"/>
    </style:style>
    <style:style style:name="T95" style:family="text">
      <style:text-properties officeooo:rsid="00a31361"/>
    </style:style>
    <style:style style:name="T96" style:family="text">
      <style:text-properties officeooo:rsid="00a38444"/>
    </style:style>
    <style:style style:name="T97" style:family="text">
      <style:text-properties officeooo:rsid="00a3c84c"/>
    </style:style>
    <style:style style:name="T98" style:family="text">
      <style:text-properties officeooo:rsid="00a4fec0"/>
    </style:style>
    <style:style style:name="T99" style:family="text">
      <style:text-properties officeooo:rsid="00a627b8"/>
    </style:style>
    <style:style style:name="T100" style:family="text">
      <style:text-properties officeooo:rsid="00a80a29"/>
    </style:style>
    <style:style style:name="T101" style:family="text">
      <style:text-properties officeooo:rsid="00aa57b9"/>
    </style:style>
    <style:style style:name="T102" style:family="text">
      <style:text-properties officeooo:rsid="00abcb7f"/>
    </style:style>
    <style:style style:name="T103" style:family="text">
      <style:text-properties officeooo:rsid="00abd848"/>
    </style:style>
    <style:style style:name="T104" style:family="text">
      <style:text-properties officeooo:rsid="00ac2133"/>
    </style:style>
    <style:style style:name="T105" style:family="text">
      <style:text-properties officeooo:rsid="00af6617"/>
    </style:style>
    <style:style style:name="T106" style:family="text">
      <style:text-properties officeooo:rsid="00b01f81"/>
    </style:style>
    <style:style style:name="T107" style:family="text">
      <style:text-properties officeooo:rsid="00b25ac9"/>
    </style:style>
    <style:style style:name="T108" style:family="text">
      <style:text-properties officeooo:rsid="00b5f344"/>
    </style:style>
    <style:style style:name="T109" style:family="text">
      <style:text-properties officeooo:rsid="00b87fd5"/>
    </style:style>
    <style:style style:name="T110" style:family="text">
      <style:text-properties officeooo:rsid="00ba1dd2"/>
    </style:style>
    <style:style style:name="T111" style:family="text">
      <style:text-properties officeooo:rsid="00ba4b7b"/>
    </style:style>
    <style:style style:name="T112" style:family="text">
      <style:text-properties officeooo:rsid="00bc1477"/>
    </style:style>
    <style:style style:name="T113" style:family="text">
      <style:text-properties officeooo:rsid="00be9c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PM-909 <text:span text:style-name="T3">Owners</text:span><text:span text:style-name="T1"> Manual</text:span></text:p>
      <text:p text:style-name="P132"/>
      <text:p text:style-name="P69">Firmware Users Guide </text:p>
      <text:p text:style-name="P58"><text:span text:style-name="T104">v</text:span><text:span text:style-name="T110">2</text:span>.<text:span text:style-name="T110">0</text:span>.<text:span text:style-name="T110">1</text:span></text:p>
      <text:p text:style-name="P73"/>
      <text:p text:style-name="P140"><text:span text:style-name="T50">Congratulations </text:span><text:span text:style-name="T51">on </text:span><text:span text:style-name="T54">building</text:span><text:span text:style-name="T50"> your </text:span><text:span text:style-name="T52">own</text:span><text:span text:style-name="T53"> </text:span><text:span text:style-name="T50">PM-909! </text:span><text:span text:style-name="T64">I know what you're probably thinking - do I really need to read all of these instructions? Is the product really this complicated? </text:span><text:span text:style-name="T65">The answer is: no, I don’t think so.</text:span><text:span text:style-name="T59"> </text:span><text:span text:style-name="T60">I</text:span><text:span text:style-name="T59"> tried to </text:span><text:span text:style-name="T60">make</text:span><text:span text:style-name="T59"> </text:span><text:span text:style-name="T60">the</text:span><text:span text:style-name="T59"> </text:span><text:span text:style-name="T60">firmware</text:span><text:span text:style-name="T59"> as intuitive as possible, </text:span><text:span text:style-name="T60">so most of the features will not be too difficult to figure out </text:span><text:span text:style-name="T61">with </text:span><text:span text:style-name="T62">some </text:span><text:span text:style-name="T61">trial and error</text:span><text:span text:style-name="T60">. </text:span><text:span text:style-name="T63">Yet, some feat</text:span><text:span text:style-name="T61">ures are a little more complex </text:span><text:span text:style-name="T62">and that's what this manual is for. <text:s/></text:span></text:p>
      <text:p text:style-name="P2"/>
      <text:p text:style-name="P1"/>
      <text:p text:style-name="P133"><text:span text:style-name="T72">1 </text:span>General rhythm programming</text:p>
      <text:p text:style-name="P1"/>
      <text:p text:style-name="P1"/>
      <text:p text:style-name="P95">Programming a note / accent</text:p>
      <text:p text:style-name="P55">Press a <text:span text:style-name="T102">M</text:span>ain <text:span text:style-name="T102">K</text:span>ey <text:span text:style-name="T46">once </text:span>for a note without accent. The LED will light up weak.</text:p>
      <text:p text:style-name="P55">Press the <text:span text:style-name="T102">M</text:span>ain <text:span text:style-name="T102">K</text:span>ey again for a note with accent. The LED will light up bright.</text:p>
      <text:p text:style-name="P128"><text:span text:style-name="T68">Press the </text:span><text:span text:style-name="T70">M</text:span><text:span text:style-name="T68">ain </text:span><text:span text:style-name="T70">K</text:span><text:span text:style-name="T68">ey again to delete the note. </text:span><text:span text:style-name="T69">The LED will </text:span><text:bookmark text:name="tw-target-text"/><text:span text:style-name="T66">extinguish.</text:span></text:p>
      <text:p text:style-name="P141"/>
      <text:p text:style-name="P141"/>
      <text:p text:style-name="P146"><text:span text:style-name="T27">Selecting a </text:span><text:span text:style-name="T28">drum </text:span><text:span text:style-name="T27">voice</text:span></text:p>
      <text:p text:style-name="P7">1) <text:span text:style-name="T1">Press </text:span><text:span text:style-name="T7">SELECT</text:span><text:span text:style-name="T1">,</text:span></text:p>
      <text:p text:style-name="P6"><text:span text:style-name="T2">2) </text:span><text:span text:style-name="T4">P</text:span><text:span text:style-name="T1">r</text:span>ess <text:span text:style-name="T2">the desired Main </text:span><text:span text:style-name="T102">K</text:span><text:span text:style-name="T2">ey </text:span><text:span text:style-name="T37">(key 1 for bas</text:span><text:span text:style-name="T113">s</text:span><text:span text:style-name="T37"> drum, key 2 for snare drum, etc). </text:span><text:span text:style-name="T113">The order of the drum voices is defined in the PM909-config.h file.</text:span></text:p>
      <text:p text:style-name="P5"><text:span text:style-name="T2">3</text:span>) <text:span text:style-name="T2">Alternatively, </text:span><text:span text:style-name="T7">press</text:span> <text:span text:style-name="T7">UP</text:span> <text:span text:style-name="T7">or</text:span> <text:span text:style-name="T7">DOWN</text:span> to <text:span text:style-name="T4">step</text:span> to the next or <text:span text:style-name="T4">to </text:span>the previous <text:span text:style-name="T2">voice</text:span><text:span text:style-name="T37">.</text:span></text:p>
      <text:p text:style-name="P4"/>
      <text:p text:style-name="P4"/>
      <text:p text:style-name="P95">Entering a number using the <text:span text:style-name="T56">M</text:span>ain <text:span text:style-name="T56">Keys</text:span></text:p>
      <text:p text:style-name="P55">In several menu options, you will be asked to input a number. If the number you need is between 1 and 16, you can use one of the <text:span text:style-name="T56">Main Keys</text:span>. If <text:span text:style-name="T44">the number is higher than 10, you can use two of the </text:span><text:span text:style-name="T56">Main Key</text:span><text:span text:style-name="T44">s (e.g. press 1 and 1 if you need 11). </text:span><text:span text:style-name="T45">If you need a zero as the second digit, you can use </text:span><text:span text:style-name="T56">Main Key</text:span><text:span text:style-name="T45"> 10 (e.g. press 2 and 10 if you need 20). </text:span><text:span text:style-name="T107">Press ENTER to confirm the value you have typed.</text:span></text:p>
      <text:p text:style-name="P4"/>
      <text:p text:style-name="P4"/>
      <text:p text:style-name="P134"><text:span text:style-name="T72">2 </text:span>Menu <text:span text:style-name="T80">keys</text:span></text:p>
      <text:p text:style-name="P61"/>
      <text:p text:style-name="P57">There are four <text:span text:style-name="T56">Menu</text:span> <text:span text:style-name="T56">K</text:span>eys that can be pressed one or more times <text:span text:style-name="T58">and that will bring up four different menus. <text:s/></text:span><text:span text:style-name="T67">You can exit a menu by pressing ESCAPE. </text:span><text:span text:style-name="T101">Press ENTER to activate </text:span><text:span text:style-name="T107">a</text:span><text:span text:style-name="T101"> menu </text:span><text:span text:style-name="T107">item, </text:span><text:span text:style-name="T101">to confirm </text:span><text:span text:style-name="T107">a certain</text:span><text:span text:style-name="T101"> action </text:span><text:span text:style-name="T107">or to enter a certain value</text:span><text:span text:style-name="T101">.</text:span><text:span text:style-name="T67"> </text:span><text:span text:style-name="T71">I</text:span><text:span text:style-name="T67">f you are browsing in one menu and press another menu </text:span><text:span text:style-name="T103">key</text:span><text:span text:style-name="T67">, you will immediately go the new menu.</text:span></text:p>
      <text:p text:style-name="P57"/>
      <text:p text:style-name="P72">Table 1: different menu’s and options</text:p>
      <table:table table:name="Tabel1" table:style-name="Tabel1">
        <table:table-column table:style-name="Tabel1.A" table:number-columns-repeated="3"/>
        <table:table-column table:style-name="Tabel1.D"/>
        <table:table-row table:style-name="TableLine1598897603600">
          <table:table-cell table:style-name="Tabel1.A1" office:value-type="string">
            <text:p text:style-name="P96">TRACK <text:span text:style-name="T57">Menu</text:span></text:p>
          </table:table-cell>
          <table:table-cell table:style-name="Tabel1.A1" office:value-type="string">
            <text:p text:style-name="P96">PATTERN <text:span text:style-name="T57">Menu</text:span></text:p>
          </table:table-cell>
          <table:table-cell table:style-name="Tabel1.A1" office:value-type="string">
            <text:p text:style-name="P96">VOICE <text:span text:style-name="T57">Menu</text:span></text:p>
          </table:table-cell>
          <table:table-cell table:style-name="Tabel1.D1" office:value-type="string">
            <text:p text:style-name="P96">MODE <text:span text:style-name="T57">Menu</text:span></text:p>
          </table:table-cell>
        </table:table-row>
        <table:table-row table:style-name="TableLine1598897620192">
          <table:table-cell table:style-name="Tabel1.A2" office:value-type="string">
            <text:p text:style-name="P56"><text:span text:style-name="T72">1) </text:span>Play Track</text:p>
          </table:table-cell>
          <table:table-cell table:style-name="Tabel1.A2" office:value-type="string">
            <text:p text:style-name="P56"><text:span text:style-name="T72">1) </text:span>Copy Pattern</text:p>
          </table:table-cell>
          <table:table-cell table:style-name="Tabel1.A2" office:value-type="string">
            <text:p text:style-name="P56"><text:span text:style-name="T72">1) </text:span>Shuffle</text:p>
          </table:table-cell>
          <table:table-cell table:style-name="Tabel1.D2" office:value-type="string">
            <text:p text:style-name="P56"><text:span text:style-name="T72">1) </text:span>Tempo</text:p>
          </table:table-cell>
        </table:table-row>
        <table:table-row table:style-name="TableLine1598897621824">
          <table:table-cell table:style-name="Tabel1.A2" office:value-type="string">
            <text:p text:style-name="P56"><text:span text:style-name="T72">2) </text:span>Load Track</text:p>
          </table:table-cell>
          <table:table-cell table:style-name="Tabel1.A2" office:value-type="string">
            <text:p text:style-name="P56"><text:span text:style-name="T72">2) </text:span>Pattern Play</text:p>
          </table:table-cell>
          <table:table-cell table:style-name="Tabel1.A2" office:value-type="string">
            <text:p text:style-name="P56"><text:span text:style-name="T72">2) </text:span>Flam</text:p>
          </table:table-cell>
          <table:table-cell table:style-name="Tabel1.D2" office:value-type="string">
            <text:p text:style-name="P56"><text:span text:style-name="T72">2) </text:span>MIDI In</text:p>
          </table:table-cell>
        </table:table-row>
        <table:table-row table:style-name="TableLine1598897612032">
          <table:table-cell table:style-name="Tabel1.A2" office:value-type="string">
            <text:p text:style-name="P56"><text:span text:style-name="T72">3) </text:span>Clear Track</text:p>
          </table:table-cell>
          <table:table-cell table:style-name="Tabel1.A2" office:value-type="string">
            <text:p text:style-name="P56"><text:span text:style-name="T72">3) </text:span>Shift Pattern</text:p>
          </table:table-cell>
          <table:table-cell table:style-name="Tabel1.A2" office:value-type="string">
            <text:p text:style-name="P56"><text:span text:style-name="T72">3) </text:span>Accent Hi</text:p>
          </table:table-cell>
          <table:table-cell table:style-name="Tabel1.D2" office:value-type="string">
            <text:p text:style-name="P56"><text:span text:style-name="T72">3) </text:span>M<text:span text:style-name="T47">IDI</text:span> Out</text:p>
          </table:table-cell>
        </table:table-row>
        <table:table-row table:style-name="TableLine1598897618288">
          <table:table-cell table:style-name="Tabel1.A2" office:value-type="string">
            <text:p text:style-name="P56"><text:span text:style-name="T72">4) </text:span>Save Track</text:p>
          </table:table-cell>
          <table:table-cell table:style-name="Tabel1.A2" office:value-type="string">
            <text:p text:style-name="P56"><text:span text:style-name="T72">4) </text:span>Last Step</text:p>
          </table:table-cell>
          <table:table-cell table:style-name="Tabel1.A2" office:value-type="string">
            <text:p text:style-name="P56"><text:span text:style-name="T72">4) </text:span>Accent Lo</text:p>
          </table:table-cell>
          <table:table-cell table:style-name="Tabel1.D2" office:value-type="string">
            <text:p text:style-name="P56"><text:span text:style-name="T72">4) </text:span>Clock Source</text:p>
          </table:table-cell>
        </table:table-row>
        <table:table-row table:style-name="TableLine1598897613936">
          <table:table-cell table:style-name="Tabel1.A2" office:value-type="string">
            <text:p text:style-name="P56"><text:span text:style-name="T72">5) </text:span>Write Track</text:p>
          </table:table-cell>
          <table:table-cell table:style-name="Tabel1.A2" office:value-type="string">
            <text:p text:style-name="P56"><text:span text:style-name="T72">5) </text:span>Delete Pattern</text:p>
          </table:table-cell>
          <table:table-cell table:style-name="Tabel1.A2" office:value-type="string">
            <text:p text:style-name="P56"/>
          </table:table-cell>
          <table:table-cell table:style-name="Tabel1.D2" office:value-type="string">
            <text:p text:style-name="P56"><text:span text:style-name="T72">5) </text:span>Erase EEPROM</text:p>
          </table:table-cell>
        </table:table-row>
        <table:table-row table:style-name="TableLine1598897616656">
          <table:table-cell table:style-name="Tabel1.A2" office:value-type="string">
            <text:p text:style-name="P56"><text:span text:style-name="T72">6) </text:span>Edit Track</text:p>
          </table:table-cell>
          <table:table-cell table:style-name="Tabel1.A2" office:value-type="string">
            <text:p text:style-name="P56"><text:span text:style-name="T72">6) </text:span>Insert Pattern</text:p>
          </table:table-cell>
          <table:table-cell table:style-name="Tabel1.A2" office:value-type="string">
            <text:p text:style-name="P56"/>
          </table:table-cell>
          <table:table-cell table:style-name="Tabel1.D2" office:value-type="string">
            <text:p text:style-name="P3"/>
          </table:table-cell>
        </table:table-row>
        <table:table-row table:style-name="TableLine1598897614208">
          <table:table-cell table:style-name="Tabel1.A2" office:value-type="string">
            <text:p text:style-name="P56"><text:span text:style-name="T72">7) </text:span>Random Track</text:p>
          </table:table-cell>
          <table:table-cell table:style-name="Tabel1.A2" office:value-type="string">
            <text:p text:style-name="P56"><text:span text:style-name="T72">7) </text:span>Improvise</text:p>
          </table:table-cell>
          <table:table-cell table:style-name="Tabel1.A2" office:value-type="string">
            <text:p text:style-name="P3"/>
          </table:table-cell>
          <table:table-cell table:style-name="Tabel1.D2" office:value-type="string">
            <text:p text:style-name="P3"/>
          </table:table-cell>
        </table:table-row>
      </table:table>
      <text:p text:style-name="P139"><text:soft-page-break/><text:span text:style-name="T22">2.1 </text:span><text:span text:style-name="T19">TRACK Menu</text:span></text:p>
      <text:p text:style-name="P4"/>
      <text:p text:style-name="P79"><text:span text:style-name="T9">Play</text:span> a track</text:p>
      <text:p text:style-name="P19">1) Press <text:span text:style-name="T8">TRACK</text:span> <text:span text:style-name="T49">once</text:span><text:span text:style-name="T4"> </text:span><text:span text:style-name="T15">and press ENTER.</text:span></text:p>
      <text:p text:style-name="P20">2) <text:span text:style-name="T15">If a track has been written, </text:span><text:span text:style-name="T9">the track will start to play </text:span><text:span text:style-name="T10">from the</text:span><text:span text:style-name="T9"> beginning.</text:span></text:p>
      <text:p text:style-name="P59">3) You can reset the track at any moment by pressing START/STOP, and then ENTER.</text:p>
      <text:p text:style-name="P59"/>
      <text:p text:style-name="P74">Loading a track</text:p>
      <text:p text:style-name="P21">1) Press <text:span text:style-name="T55">TRACK</text:span> <text:span text:style-name="T49">two times </text:span><text:span text:style-name="T15">and press ENTER.</text:span></text:p>
      <text:p text:style-name="P5"><text:span text:style-name="T55">2</text:span>) <text:span text:style-name="T55">Enter the track number using the</text:span> Main <text:span text:style-name="T102">K</text:span>ey<text:span text:style-name="T55">s</text:span>,</text:p>
      <text:p text:style-name="P6"><text:span text:style-name="T55">3</text:span>) Press <text:span text:style-name="T102">ENTER.</text:span></text:p>
      <text:p text:style-name="P6"/>
      <text:p text:style-name="P79"><text:span text:style-name="T4">Clear</text:span> a track</text:p>
      <text:p text:style-name="P21">1) Press <text:span text:style-name="T8">TRACK </text:span><text:span text:style-name="T4">three times </text:span><text:span text:style-name="T15">and press ENTER.</text:span></text:p>
      <text:p text:style-name="P80"/>
      <text:p text:style-name="P75"><text:span text:style-name="T2">Sav</text:span>ing a track</text:p>
      <text:p text:style-name="P7">1) Press <text:span text:style-name="T8">TRACK</text:span> <text:span text:style-name="T49">four</text:span><text:span text:style-name="T4"> times </text:span><text:span text:style-name="T49">and press ENTE</text:span><text:span text:style-name="T55">R</text:span></text:p>
      <text:p text:style-name="P6"><text:span text:style-name="T55">2</text:span>) Press the desired Main <text:span text:style-name="T102">K</text:span>ey,</text:p>
      <text:p text:style-name="P6"><text:span text:style-name="T55">3</text:span>) Press <text:span text:style-name="T8">ENTER</text:span>,</text:p>
      <text:p text:style-name="P22"><text:span text:style-name="T55">4</text:span>) When asked “Overwrite File?” press the <text:span text:style-name="T8">ENTER </text:span>to confirm, <text:span text:style-name="T4">or press </text:span><text:span text:style-name="T8">ESCAPE</text:span><text:span text:style-name="T4"> to cancel.</text:span></text:p>
      <text:p text:style-name="P81"/>
      <text:p text:style-name="P76"><text:span text:style-name="T4">Write</text:span> a track</text:p>
      <text:p text:style-name="P21">1) Press <text:span text:style-name="T8">TRACK</text:span> <text:span text:style-name="T4">five times </text:span><text:span text:style-name="T55">and p</text:span>ress <text:span text:style-name="T8">ENTER</text:span> <text:span text:style-name="T4">to enter the Write Track mode.</text:span></text:p>
      <text:p text:style-name="P23"><text:span text:style-name="T55">2</text:span>) Using the <text:span text:style-name="T102">M</text:span>ain <text:span text:style-name="T102">K</text:span>eys, select the pattern <text:span text:style-name="T6">number</text:span> <text:span text:style-name="T8">for</text:span> <text:span text:style-name="T5">the first</text:span> step <text:span text:style-name="T6">and pres</text:span><text:span text:style-name="T7">s</text:span><text:span text:style-name="T6"> ENTER.</text:span></text:p>
      <text:p text:style-name="P24"><text:s text:c="5"/><text:span text:style-name="T6">NB: If you pressed the wrong pattern number, press </text:span><text:span text:style-name="T7">ESCAPE</text:span><text:span text:style-name="T6"> and correct it.</text:span></text:p>
      <text:p text:style-name="P24"><text:span text:style-name="T6"><text:s text:c="5"/>After pressing </text:span><text:span text:style-name="T7">ENTER</text:span><text:span text:style-name="T6">, the step can not be changed. You have </text:span><text:span text:style-name="T7">to </text:span><text:span text:style-name="T6">go to Edit Track in order to edit the step.</text:span></text:p>
      <text:p text:style-name="P31"><text:span text:style-name="T55">3</text:span>) Repeat step <text:span text:style-name="T55">2</text:span> until you are done.</text:p>
      <text:p text:style-name="P31"><text:span text:style-name="T55">4</text:span>) Press <text:span text:style-name="T7">ESCAPE</text:span> and then <text:span text:style-name="T7">ENTER</text:span> to exit the Write Track mode.</text:p>
      <text:p text:style-name="P31"/>
      <text:p text:style-name="P129">NB <text:span text:style-name="T84">if you want to add an empty pattern to a track, </text:span><text:span text:style-name="T85">the only empty pattern you can add is the first unused pattern. </text:span></text:p>
      <text:p text:style-name="P82"/>
      <text:p text:style-name="P77"><text:span text:style-name="T11">Edit</text:span> a track</text:p>
      <text:p text:style-name="P21">1) Press <text:span text:style-name="T8">TRACK</text:span> <text:span text:style-name="T11">six</text:span><text:span text:style-name="T4"> times </text:span><text:span text:style-name="T55">and p</text:span>ress <text:span text:style-name="T8">ENTER</text:span> <text:span text:style-name="T4">to enter the </text:span><text:span text:style-name="T11">Edit</text:span><text:span text:style-name="T4"> Track mode.</text:span></text:p>
      <text:p text:style-name="P25"><text:span text:style-name="T55">2</text:span>) Using the <text:span text:style-name="T11">UP and DOWN keys</text:span>, <text:span text:style-name="T11">go to the </text:span>step <text:span text:style-name="T11">that you want to edit.</text:span></text:p>
      <text:p text:style-name="P32"><text:span text:style-name="T55">3</text:span>) <text:span text:style-name="T4">Using the </text:span><text:span text:style-name="T102">M</text:span><text:span text:style-name="T4">ain </text:span><text:span text:style-name="T102">K</text:span><text:span text:style-name="T4">eys, select the </text:span><text:span text:style-name="T11">correct </text:span><text:span text:style-name="T4">pattern </text:span>number<text:span text:style-name="T4"> </text:span>and pres<text:span text:style-name="T7">s</text:span> ENTER.</text:p>
      <text:p text:style-name="P33"><text:span text:style-name="T55">4</text:span>) If you want to insert a step <text:span text:style-name="T16">at a certain position</text:span>, press PTRN UP and then <text:span text:style-name="T16">press </text:span>ENTER.</text:p>
      <text:p text:style-name="P33"><text:span text:style-name="T55">5</text:span>) If you want to delete a <text:span text:style-name="T16">certain </text:span>step,<text:span text:style-name="T16"> </text:span>press PTRN DOWN and then ENTER.</text:p>
      <text:p text:style-name="P32"><text:span text:style-name="T55">6</text:span>) Press <text:span text:style-name="T7">ESCAPE</text:span> and then <text:s/><text:span text:style-name="T7">ENTER</text:span> to exit the <text:span text:style-name="T12">Edit</text:span> Track mode.</text:p>
      <text:p text:style-name="P32"/>
      <text:p text:style-name="P71"><text:span text:style-name="T87">NB </text:span><text:span text:style-name="T88">if you want to </text:span><text:span text:style-name="T86">change a step into an </text:span><text:span text:style-name="T88">empty pattern, </text:span><text:span text:style-name="T86">the only empty pattern you can use is the first unused pattern. </text:span><text:s/></text:p>
      <text:p text:style-name="P81"/>
      <text:p text:style-name="P78"><text:span text:style-name="T13">Create</text:span> a <text:span text:style-name="T13">random </text:span>track</text:p>
      <text:p text:style-name="P8">1) Press <text:span text:style-name="T8">TRACK</text:span> <text:span text:style-name="T13">seven</text:span><text:span text:style-name="T4"> times </text:span><text:span text:style-name="T13">and press ENTER.</text:span></text:p>
      <text:p text:style-name="P9">2) <text:span text:style-name="T13">Using the </text:span><text:span text:style-name="T102">M</text:span><text:span text:style-name="T4">ain </text:span><text:span text:style-name="T102">K</text:span><text:span text:style-name="T4">eys, </text:span><text:span text:style-name="T13">enter a number from 2 to </text:span><text:span text:style-name="T56">32</text:span><text:span text:style-name="T13">.</text:span></text:p>
      <text:p text:style-name="P26"><text:s text:c="5"/><text:span text:style-name="T14">if a low number is entered, the drum track will have many notes for all the voices.</text:span></text:p>
      <text:p text:style-name="P26"><text:s text:c="5"/><text:span text:style-name="T14">If a higher number is entered, there will be fewer notes and the patterns will be more easy going.</text:span></text:p>
      <text:p text:style-name="P34">3) <text:span text:style-name="T42">Press ENTER. </text:span>48 different patterns will be generated. There <text:span text:style-name="T15">will be</text:span> no coherence between the patterns.</text:p>
      <text:p text:style-name="P34"/>
      <text:p text:style-name="P35">NB: if a nice pattern is found, but it does not start at the first step of a measure, you can use “Shift Pattern” to shift the pattern up or down so that it will start at the first step.</text:p>
      <text:p text:style-name="P36"/>
      <text:p text:style-name="P36"/>
      <text:p text:style-name="P36"/>
      <text:p text:style-name="P36"/>
      <text:p text:style-name="P36"/>
      <text:p text:style-name="P36"/>
      <text:p text:style-name="P138"><text:soft-page-break/><text:span text:style-name="T22">2.2 </text:span><text:span text:style-name="T19">PATTERN Menu</text:span></text:p>
      <text:p text:style-name="P36"/>
      <text:p text:style-name="P83">Copy <text:span text:style-name="T17">a </text:span>pattern</text:p>
      <text:p text:style-name="P10">1) <text:span text:style-name="T17">Using the PTRN UP and PTRN DOWN keys, go to the pattern that you want to copy.</text:span></text:p>
      <text:p text:style-name="P37">2) <text:span text:style-name="T18">Press </text:span><text:span text:style-name="T16">PATTERN</text:span><text:span text:style-name="T18"> </text:span><text:span text:style-name="T16">once and press ENTER</text:span><text:span text:style-name="T4">.</text:span></text:p>
      <text:p text:style-name="P27">3) Using the <text:span text:style-name="T102">M</text:span>ain <text:span text:style-name="T102">K</text:span>eys, select the <text:span text:style-name="T17">destination the </text:span>pattern <text:span text:style-name="T17">should be copied to.</text:span></text:p>
      <text:p text:style-name="P37">4) Press ENTER.</text:p>
      <text:p text:style-name="P86"/>
      <text:p text:style-name="P45"><text:span text:style-name="T20">P</text:span><text:span text:style-name="T19">attern </text:span><text:span text:style-name="T20">Play</text:span></text:p>
      <text:p text:style-name="P104"><text:span text:style-name="T29">The </text:span>Pattern Play mode <text:span text:style-name="T29">allows you to create an improvised drum track by selecting different patterns on the fly.</text:span></text:p>
      <text:p text:style-name="P37">1) <text:span text:style-name="T18">Press </text:span><text:span text:style-name="T16">PATTERN</text:span><text:span text:style-name="T18"> </text:span>twice<text:span text:style-name="T16"> and press ENTER </text:span>to go into Pattern Play mode</text:p>
      <text:p text:style-name="P28"><text:span text:style-name="T17">2</text:span>) Using the <text:span text:style-name="T102">M</text:span>ain <text:span text:style-name="T102">K</text:span>eys, select the <text:span text:style-name="T17">pattern that </text:span><text:span text:style-name="T29">has to be played after the current pattern</text:span></text:p>
      <text:p text:style-name="P28"><text:s text:c="5"/><text:span text:style-name="T29">The new pattern will be played after the current patterns has finished</text:span></text:p>
      <text:p text:style-name="P37">3) <text:span text:style-name="T29">Alternatively, PTRN UP and PTRN DOWN can be used to switch to the next or to the previous patterns.</text:span></text:p>
      <text:p text:style-name="P37"><text:s text:c="5"/><text:span text:style-name="T29">The new patterns will be played instantly.</text:span></text:p>
      <text:p text:style-name="P70">4) To exit Pattern Play mode, press ESCAPE and press ENTER.</text:p>
      <text:p text:style-name="P70"/>
      <text:p text:style-name="P130">NB <text:span text:style-name="T84">if you want to </text:span><text:span text:style-name="T85">play</text:span><text:span text:style-name="T84"> an empty pattern </text:span><text:span text:style-name="T85">during Pattern Play</text:span><text:span text:style-name="T84">, </text:span><text:span text:style-name="T85">the only empty pattern you can play is the first unused pattern. </text:span></text:p>
      <text:p text:style-name="P97"/>
      <text:p text:style-name="P46"><text:span text:style-name="T21">Shift </text:span><text:span text:style-name="T20">P</text:span><text:span text:style-name="T19">attern</text:span></text:p>
      <text:p text:style-name="P107">Shifting <text:span text:style-name="T30">one or more</text:span> pattern<text:span text:style-name="T30">s</text:span> can be needed if random patterns have been created. <text:span text:style-name="T30">Sometimes, a nice rhythm can be heard in a random pattern, but it does not start at the first step of the measure. In these cases, all the notes in a pattern can be shifted up or down one or more steps. </text:span></text:p>
      <text:p text:style-name="P108"/>
      <text:p text:style-name="P38">1) <text:span text:style-name="T30">Listen carefully to the pattern and look at the LEDs. Determine how much steps the pattern has to be shifted up or down.</text:span></text:p>
      <text:p text:style-name="P38"><text:span text:style-name="T31">2) </text:span><text:span text:style-name="T30"><text:s/></text:span><text:span text:style-name="T32">If there are no notes in the currently selected voice, select another voice that has one or more notes.</text:span></text:p>
      <text:p text:style-name="P29"><text:span text:style-name="T31">3</text:span>) <text:span text:style-name="T18">Press </text:span><text:span text:style-name="T16">PATTERN</text:span><text:span text:style-name="T18"> </text:span><text:span text:style-name="T31">three times</text:span><text:span text:style-name="T16"> and press ENTER</text:span></text:p>
      <text:p text:style-name="P47">4) By looking at the LEDs and using the UP or DOWN keys, shift the pattern up or down one or more steps.</text:p>
      <text:p text:style-name="P47">5) When done, press ESCAPE and then press ENTER.</text:p>
      <text:p text:style-name="P60"/>
      <text:p text:style-name="P94">Last Step</text:p>
      <text:p text:style-name="P11">1) Press <text:span text:style-name="T16">PATTERN</text:span> <text:span text:style-name="T33">four</text:span><text:span text:style-name="T31"> times</text:span><text:span text:style-name="T16"> and press ENTER.</text:span></text:p>
      <text:p text:style-name="P39">2) <text:span text:style-name="T4">Using the </text:span><text:span text:style-name="T102">M</text:span><text:span text:style-name="T4">ain </text:span><text:span text:style-name="T102">K</text:span><text:span text:style-name="T4">eys, select the </text:span><text:span text:style-name="T33">desired pattern length.</text:span></text:p>
      <text:p text:style-name="P40"><text:span text:style-name="T33">3</text:span>) Press ENTER.</text:p>
      <text:p text:style-name="P40"/>
      <text:p text:style-name="P92">Insert Pattern</text:p>
      <text:p text:style-name="P16">1) <text:span text:style-name="T17">Using the UP and DOWN keys, go to the </text:span><text:span text:style-name="T38">position</text:span><text:span text:style-name="T17"> </text:span><text:span text:style-name="T38">where you want to insert a new pattern</text:span><text:span text:style-name="T17">.</text:span></text:p>
      <text:p text:style-name="P15"><text:span text:style-name="T38">2</text:span>) Press <text:span text:style-name="T16">PATTERN</text:span> <text:span text:style-name="T33">f</text:span><text:span text:style-name="T38">ive</text:span><text:span text:style-name="T31"> times</text:span><text:span text:style-name="T16"> and press ENTER.</text:span></text:p>
      <text:p text:style-name="P50">A new empty pattern will be created. All the existing patterns from that position and up will be shifted up. The 48<text:span text:style-name="T39">th</text:span> pattern (if it existed) will disap<text:span text:style-name="T58">p</text:span>ear.</text:p>
      <text:p text:style-name="P50"/>
      <text:p text:style-name="P92">Delete Pattern</text:p>
      <text:p text:style-name="P16">1) <text:span text:style-name="T17">Using the UP and DOWN keys, go to the </text:span><text:span text:style-name="T38">pattern</text:span><text:span text:style-name="T17"> </text:span><text:span text:style-name="T38">that you want to delete.</text:span></text:p>
      <text:p text:style-name="P15"><text:span text:style-name="T38">2</text:span>) Press <text:span text:style-name="T16">PATTERN</text:span> <text:span text:style-name="T38">six</text:span><text:span text:style-name="T31"> times</text:span><text:span text:style-name="T16"> and press ENTER.</text:span></text:p>
      <text:p text:style-name="P44"/>
      <text:p text:style-name="P93">I<text:span text:style-name="T40">mprovise</text:span></text:p>
      <text:p text:style-name="P53"><text:span text:style-name="T42">I</text:span>mprovise allows you <text:span text:style-name="T41">to randomly add or remove notes from a certain pattern. </text:span><text:span text:style-name="T42">The result might not always be desired.</text:span></text:p>
      <text:p text:style-name="P17">1) Press <text:span text:style-name="T41">PATTERN</text:span> <text:span text:style-name="T13">seven</text:span><text:span text:style-name="T4"> times </text:span><text:span text:style-name="T13">and press ENTER.</text:span></text:p>
      <text:p text:style-name="P17">2) <text:span text:style-name="T13">Using the </text:span><text:span text:style-name="T102">M</text:span><text:span text:style-name="T4">ain </text:span><text:span text:style-name="T102">K</text:span><text:span text:style-name="T4">eys, </text:span><text:span text:style-name="T13">enter a number from 2 to </text:span><text:span text:style-name="T103">32</text:span><text:span text:style-name="T13">.</text:span></text:p>
      <text:p text:style-name="P30"><text:s text:c="5"/><text:span text:style-name="T14">if a low number is entered, many notes </text:span><text:span text:style-name="T42">will be added to / removed from the pattern</text:span></text:p>
      <text:p text:style-name="P30"><text:s text:c="5"/><text:span text:style-name="T14">If a higher number is entered, </text:span><text:span text:style-name="T42">f</text:span><text:span text:style-name="T14">ewer notes </text:span><text:span text:style-name="T42">will be added / removed, keeping the changes small</text:span><text:span text:style-name="T14">.</text:span></text:p>
      <text:p text:style-name="P54">3) Press ENTER.</text:p>
      <text:p text:style-name="P52"/>
      <text:p text:style-name="P51"/>
      <text:p text:style-name="P137"><text:soft-page-break/><text:span text:style-name="T22">2.3 </text:span><text:span text:style-name="T23">VOICE</text:span><text:span text:style-name="T19"> Menu</text:span></text:p>
      <text:p text:style-name="P40"/>
      <text:p text:style-name="P88">Shuffle</text:p>
      <text:p text:style-name="P48">1) Select the voice for which you want to adjust shuffle.</text:p>
      <text:p text:style-name="P12"><text:span text:style-name="T35">2</text:span>) Press <text:span text:style-name="T35">VOICE</text:span> <text:span text:style-name="T35">once</text:span><text:span text:style-name="T16">.</text:span></text:p>
      <text:p text:style-name="P41"><text:span text:style-name="T111">3</text:span>) <text:span text:style-name="T4">Using </text:span><text:span text:style-name="T35">UP or DOWN</text:span><text:span text:style-name="T4">, select the </text:span><text:span text:style-name="T33">desired </text:span><text:span text:style-name="T35">amount of shuffle</text:span><text:span text:style-name="T33">.</text:span></text:p>
      <text:p text:style-name="P48">When shuffle is set to maximal (10), all the even notes are postponed a 32th note.</text:p>
      <text:p text:style-name="P41"/>
      <text:p text:style-name="P88">Flam</text:p>
      <text:p text:style-name="P48">1) Select the voice for which you want to adjust flam.</text:p>
      <text:p text:style-name="P14"><text:span text:style-name="T35">2</text:span>) Press <text:span text:style-name="T35">VOICE</text:span> <text:span text:style-name="T35">twice</text:span><text:span text:style-name="T16">.</text:span></text:p>
      <text:p text:style-name="P42"><text:span text:style-name="T111">3</text:span>) <text:span text:style-name="T4">Using </text:span><text:span text:style-name="T35">UP or DOWN</text:span><text:span text:style-name="T4">, select the </text:span><text:span text:style-name="T33">desired </text:span><text:span text:style-name="T35">amount of flam</text:span><text:span text:style-name="T33">.</text:span></text:p>
      <text:p text:style-name="P145">4) Press ENTER <text:span text:style-name="T112">to enter the Add Flam mode</text:span>. Now you can add flam to certain notes of the selected voice by pressing the Main Keys. <text:span text:style-name="T112">When done, press escape to return to the normal rhythm programming mode. </text:span>If you want to remove <text:s/>flam from a note, <text:span text:style-name="T112">you can do it here.</text:span></text:p>
      <text:p text:style-name="P42"/>
      <text:p text:style-name="P48"><text:span text:style-name="T111">NB: </text:span>When flam is set to maximal (10), <text:span text:style-name="T36">a flammed note is repeated after</text:span> a 32th note.</text:p>
      <text:p text:style-name="P41"/>
      <text:p text:style-name="P88">High Accent</text:p>
      <text:p text:style-name="P49">1) Select the voice for which you want to adjust <text:span text:style-name="T42">High Accent</text:span>.</text:p>
      <text:p text:style-name="P18"><text:span text:style-name="T35">2</text:span>) Press <text:span text:style-name="T35">VOICE</text:span> <text:span text:style-name="T42">three times</text:span><text:span text:style-name="T16">.</text:span></text:p>
      <text:p text:style-name="P43"><text:span text:style-name="T42">3</text:span>) <text:span text:style-name="T4">Using </text:span><text:span text:style-name="T35">UP or DOWN</text:span><text:span text:style-name="T4">, select the </text:span><text:span text:style-name="T33">desired </text:span><text:span text:style-name="T35">amount of </text:span><text:span text:style-name="T42">High Accent</text:span><text:span text:style-name="T33">.</text:span></text:p>
      <text:p text:style-name="P54">The High Accent for a voice can not be lower or equal to the Low Accentf or that voice.</text:p>
      <text:p text:style-name="P41"/>
      <text:p text:style-name="P89"><text:span text:style-name="T42">Low</text:span> Accent</text:p>
      <text:p text:style-name="P49">1) Select the voice for which you want to adjust <text:span text:style-name="T42">Low Accent</text:span>.</text:p>
      <text:p text:style-name="P18"><text:span text:style-name="T35">2</text:span>) Press <text:span text:style-name="T35">VOICE</text:span> <text:span text:style-name="T42">four times</text:span><text:span text:style-name="T16">.</text:span></text:p>
      <text:p text:style-name="P43"><text:span text:style-name="T42">3</text:span>) <text:span text:style-name="T4">Using </text:span><text:span text:style-name="T35">UP or DOWN</text:span><text:span text:style-name="T4">, select the </text:span><text:span text:style-name="T33">desired </text:span><text:span text:style-name="T35">amount of </text:span><text:span text:style-name="T42">Low Accent</text:span><text:span text:style-name="T33">.</text:span></text:p>
      <text:p text:style-name="P54">The Low Accent for a voice can not be higher or equal to the High Accent for that voice.</text:p>
      <text:p text:style-name="P40"/>
      <text:p text:style-name="P40"/>
      <text:p text:style-name="P62">NB: <text:span text:style-name="T73">If you are in the VOICE menu adjusting a certain value for a certain voice, you can switch to another voice (using SELECT) while staying in the menu. <text:s/></text:span></text:p>
      <text:p text:style-name="P62"/>
      <text:p text:style-name="P40"/>
      <text:p text:style-name="P136"><text:span text:style-name="T73">2.4 </text:span><text:span text:style-name="T34">MODE</text:span> Menu</text:p>
      <text:p text:style-name="P143"/>
      <text:p text:style-name="P88">Tempo</text:p>
      <text:p text:style-name="P12">1) Press <text:span text:style-name="T42">MODE</text:span> <text:span text:style-name="T42">once.</text:span></text:p>
      <text:p text:style-name="P105">2) <text:span text:style-name="T4">Using </text:span><text:span text:style-name="T74">UP or DOWN</text:span><text:span text:style-name="T4">, </text:span><text:span text:style-name="T42">increase or decrease the tempo. </text:span><text:span text:style-name="T43">When done, press ESCAPE.</text:span></text:p>
      <text:p text:style-name="P109">This will only work if the Clock Source (see below) is set to “Internal Clock”. <text:span text:style-name="T43">By default, new tracks will have a tempo of 120 BPM.</text:span></text:p>
      <text:p text:style-name="P131"/>
      <text:p text:style-name="P91">MIDI <text:span text:style-name="T96">I</text:span>n <text:s/><text:span text:style-name="T96">(only tested with Ableton Live)</text:span></text:p>
      <text:p text:style-name="P84"/>
      <text:p text:style-name="P98"><text:span text:style-name="T77">1: </text:span>Syncing the PM-909 to a DAW</text:p>
      <text:p text:style-name="P111">Connect the <text:span text:style-name="T77">MIDI In on the </text:span>PM-909 <text:span text:style-name="T77">to the MIDI Out on your audio interface using a MIDI cable. </text:span><text:span text:style-name="T78">As</text:span><text:span text:style-name="T77"> the clock source, select MIDI/LFO (see below). </text:span></text:p>
      <text:p text:style-name="P84"/>
      <text:p text:style-name="P99">2: Play a rhythm track that was programmed in a DAW</text:p>
      <text:p text:style-name="P114">Connect the <text:span text:style-name="T77">MIDI In on the </text:span>PM-909 <text:span text:style-name="T77">to the MIDI Out on your audio interface using a MIDI cable. </text:span><text:span text:style-name="T81">See the documentation of your DAW </text:span><text:span text:style-name="T83">on how to</text:span><text:span text:style-name="T81"> </text:span><text:span text:style-name="T91">set </text:span><text:span text:style-name="T92">up your sound interface to process MIDI. </text:span><text:span text:style-name="T109">In your DAW, send the MIDI drum data to channel 1. </text:span><text:span text:style-name="T78">As</text:span><text:span text:style-name="T77"> the clock source, select MIDI/LFO (see below). </text:span><text:span text:style-name="T78">Press MODE two times and press ENTER. </text:span></text:p>
      <text:p text:style-name="P114"/>
      <text:p text:style-name="P114"><text:span text:style-name="T109">NB: </text:span><text:span text:style-name="T98">The MIDI file has to follow the general MIDI percussion key map (see Table </text:span><text:span text:style-name="T101">2</text:span><text:span text:style-name="T98">). </text:span></text:p>
      <text:p text:style-name="P153"/>
      <text:p text:style-name="P90"><text:soft-page-break/>MIDI out <text:s/><text:span text:style-name="T96">(only tested with Ableton Live)</text:span></text:p>
      <text:p text:style-name="P90"/>
      <text:p text:style-name="P100">1: Using the PM-909 as a master</text:p>
      <text:p text:style-name="P112">Connect the <text:span text:style-name="T77">MIDI </text:span><text:span text:style-name="T81">Out</text:span><text:span text:style-name="T77"> on the </text:span>PM-909 <text:span text:style-name="T77">to the MIDI </text:span><text:span text:style-name="T81">In</text:span><text:span text:style-name="T77"> on your audio interface using a MIDI cable. </text:span><text:span text:style-name="T81">See the documentation of your DAW </text:span><text:span text:style-name="T83">on how to</text:span><text:span text:style-name="T81"> </text:span><text:span text:style-name="T82">set it up to receive an external MIDI clock.</text:span></text:p>
      <text:p text:style-name="P118"/>
      <text:p text:style-name="P119"><text:span text:style-name="T24">2: </text:span><text:span text:style-name="T25">E</text:span><text:span text:style-name="T24">xport</text:span><text:span text:style-name="T26">ing</text:span><text:span text:style-name="T24"> </text:span><text:span text:style-name="T25">a drum track as a MIDI file</text:span></text:p>
      <text:p text:style-name="P119">Before a drum <text:span text:style-name="T97">track</text:span> can be exported, a drum track has to be written (see: Write Track). </text:p>
      <text:p text:style-name="P113"><text:span text:style-name="T90">1) </text:span>Connect the <text:span text:style-name="T77">MIDI </text:span><text:span text:style-name="T81">Out</text:span><text:span text:style-name="T77"> on the </text:span>PM-909 <text:span text:style-name="T77">to the MIDI </text:span><text:span text:style-name="T81">In</text:span><text:span text:style-name="T77"> on your audio interface using a MIDI cable. </text:span><text:span text:style-name="T81">See the documentation of your DAW </text:span><text:span text:style-name="T83">on how to</text:span><text:span text:style-name="T81"> </text:span><text:span text:style-name="T91">set </text:span><text:span text:style-name="T92">up your sound interface to process MIDI</text:span><text:span text:style-name="T82">. </text:span><text:span text:style-name="T90">Open a new project, create a MIDI track </text:span><text:span text:style-name="T91">and</text:span><text:span text:style-name="T90"> </text:span><text:span text:style-name="T91">set MIDI channel to 1. </text:span></text:p>
      <text:p text:style-name="P115"><text:span text:style-name="T90">2</text:span>) Set the <text:span text:style-name="T97">t</text:span>empo in your DAW to the same <text:span text:style-name="T97">tempo </text:span><text:span text:style-name="T90">of</text:span> the PM-909 <text:span text:style-name="T97">(BPM value)</text:span></text:p>
      <text:p text:style-name="P116"><text:span text:style-name="T90">3</text:span><text:span text:style-name="T89">) </text:span><text:span text:style-name="T93">On the PM-909, u</text:span><text:span text:style-name="T89">se the </text:span><text:span text:style-name="T90">I</text:span><text:span text:style-name="T89">nternal Clock as the clock source</text:span></text:p>
      <text:p text:style-name="P115"><text:span text:style-name="T90">4</text:span>) Stop the PM-909 from running by pressing START/STOP</text:p>
      <text:p text:style-name="P117">5) Press MODE three times and press ENTER <text:span text:style-name="T97">(to enter MIDI Out mode)</text:span></text:p>
      <text:p text:style-name="P117">6) <text:span text:style-name="T93">Start recording in your DAW. Use the metronome, and listen carefully.</text:span></text:p>
      <text:p text:style-name="P118">7) Start the PM-909 by pressing START/STOP at the right moment (at the beginning of a measure).</text:p>
      <text:p text:style-name="P118">8) The track will be played <text:span text:style-name="T94">and will appear in your DAW as a MIDI track </text:span><text:span text:style-name="T95">(you will hear no sound)</text:span><text:span text:style-name="T94">. When the track is finished, it will start over again </text:span><text:span text:style-name="T97">(watch the LCD screen to monitor the track)</text:span><text:span text:style-name="T94">. Stop recording in your DAW when you are finished. Press ESCAPE and ENTER to exit MIDI Out mode.</text:span></text:p>
      <text:p text:style-name="P118"/>
      <text:p text:style-name="P120">NB: The track will not be perfectly in sync with the MIDI clock from your DAW. It might be needed to manipulate the track by hand to achieve this (<text:span text:style-name="T97">a.o. </text:span>shift the track to the left or right).</text:p>
      <text:p text:style-name="P106"/>
      <text:p text:style-name="P106"/>
      <text:p text:style-name="P90"><text:span text:style-name="T75">Select </text:span>Clock Source</text:p>
      <text:p text:style-name="P13">1) Press <text:span text:style-name="T74">MODE</text:span> <text:span text:style-name="T33">four</text:span><text:span text:style-name="T31"> times</text:span><text:span text:style-name="T16"> and press ENTER.</text:span></text:p>
      <text:p text:style-name="P106">2) <text:span text:style-name="T4">Using </text:span><text:span text:style-name="T74">UP or DOWN, select between either LFO/MIDI <text:s/>or Internal Clock</text:span></text:p>
      <text:p text:style-name="P110">3) Press ENTER <text:span text:style-name="T79">to confirm <text:s/></text:span></text:p>
      <text:p text:style-name="P85"/>
      <text:p text:style-name="P85"/>
      <text:p text:style-name="P90">Erase <text:span text:style-name="T106">E</text:span>EPROM</text:p>
      <text:p text:style-name="P13">1) Press <text:span text:style-name="T74">MODE</text:span> <text:span text:style-name="T74">five</text:span><text:span text:style-name="T31"> times</text:span><text:span text:style-name="T16"> and press ENTER.</text:span></text:p>
      <text:p text:style-name="P106">2) <text:span text:style-name="T74">Press ENTER again </text:span><text:span text:style-name="T99">to confirm</text:span></text:p>
      <text:p text:style-name="P122">NB: only the first 64 bytes of the EEPROM will be erased. </text:p>
      <text:p text:style-name="P126">NB2: If you accidentally erased the EEPROM, y<text:span text:style-name="T99">ou can ‘un-erase’ the EEPROM </text:span><text:span text:style-name="T100">by editing</text:span><text:span text:style-name="T99"> the firmware. <text:s/></text:span>Look for<text:span text:style-name="T100"> the section “Erase EEPROM” in the firmware and follow the instructions. </text:span><text:span text:style-name="T105">Edit the code, upload it to the Arduino, choose “Erase EEPROM” again,</text:span> <text:span text:style-name="T105">and the tracks will be un-erased. B</text:span>e sure to not save new tracks to the EEPROM before you do so. <text:span text:style-name="T105">Change the code back to the original if desired.</text:span></text:p>
      <text:p text:style-name="P121"/>
      <text:p text:style-name="P85"/>
      <text:p text:style-name="P87"/>
      <text:p text:style-name="P135"><text:span text:style-name="T100">3</text:span><text:span text:style-name="T72"> </text:span><text:span text:style-name="T100">Other features</text:span></text:p>
      <text:p text:style-name="P135"/>
      <text:p text:style-name="P135"/>
      <text:p text:style-name="P102">Clock <text:span text:style-name="T100">the PM-909 </text:span>with <text:span text:style-name="T100">an </text:span>LFO</text:p>
      <text:p text:style-name="P124">The PM-909 can be clocked with an external LFO <text:span text:style-name="T108">by plugging a</text:span> LFO to the External Clock input. As the Clock Source, select: LFO / MIDI. </text:p>
      <text:p text:style-name="P125"/>
      <text:p text:style-name="P125"/>
      <text:p text:style-name="P102">External Reset</text:p>
      <text:p text:style-name="P124">The PM-909 can be reset with an external gate signal / LFO. <text:span text:style-name="T106">If you are using the PM-909 as a MIDI master, the slave devices will be reset also. </text:span></text:p>
      <text:p text:style-name="P124"/>
      <text:p text:style-name="P124"/>
      <text:p text:style-name="P124"/>
      <text:p text:style-name="P124"><text:soft-page-break/></text:p>
      <text:p text:style-name="P106"><text:s text:c="2"/><text:span text:style-name="T98">Table </text:span><text:span text:style-name="T101">2</text:span><text:span text:style-name="T98">: general MIDI percussion key map</text:span></text:p>
      <table:table table:name="Tabel3" table:style-name="Tabel3">
        <table:table-column table:style-name="Tabel3.A" table:number-columns-repeated="3"/>
        <table:table-column table:style-name="Tabel3.D"/>
        <table:table-row table:style-name="Tabel3.1">
          <table:table-cell table:style-name="Tabel3.A1" office:value-type="string">
            <text:p text:style-name="P67">Voice nr</text:p>
          </table:table-cell>
          <table:table-cell table:style-name="Tabel3.A1" office:value-type="string">
            <text:p text:style-name="P63">Voice</text:p>
          </table:table-cell>
          <table:table-cell table:style-name="Tabel3.A1" office:value-type="string">
            <text:p text:style-name="P63">Note</text:p>
          </table:table-cell>
          <table:table-cell table:style-name="Tabel3.D1" office:value-type="string">
            <text:p text:style-name="P66">Key nr</text:p>
          </table:table-cell>
        </table:table-row>
        <table:table-row table:style-name="Tabel3.1">
          <table:table-cell table:style-name="Tabel3.A2" office:value-type="string">
            <text:p text:style-name="P63"/>
          </table:table-cell>
          <table:table-cell table:style-name="Tabel3.A2" office:value-type="string">
            <text:p text:style-name="P63"/>
          </table:table-cell>
          <table:table-cell table:style-name="Tabel3.A2" office:value-type="string">
            <text:p text:style-name="P63"/>
          </table:table-cell>
          <table:table-cell table:style-name="Tabel3.D2" office:value-type="string">
            <text:p text:style-name="P63"/>
          </table:table-cell>
        </table:table-row>
        <table:table-row table:style-name="Tabel3.1">
          <table:table-cell table:style-name="Tabel3.A18" office:value-type="string">
            <text:p text:style-name="P64">1</text:p>
          </table:table-cell>
          <table:table-cell table:style-name="Tabel3.B18" office:value-type="string">
            <text:p text:style-name="P63">Bass drum</text:p>
          </table:table-cell>
          <table:table-cell table:style-name="Tabel3.C18" office:value-type="string">
            <text:p text:style-name="P63">C1</text:p>
          </table:table-cell>
          <table:table-cell table:style-name="Tabel3.D3" office:value-type="string">
            <text:p text:style-name="P66">36</text:p>
          </table:table-cell>
        </table:table-row>
        <table:table-row table:style-name="Tabel3.1">
          <table:table-cell table:style-name="Tabel3.A18" office:value-type="string">
            <text:p text:style-name="P64">2</text:p>
          </table:table-cell>
          <table:table-cell table:style-name="Tabel3.B18" office:value-type="string">
            <text:p text:style-name="P63">Snare drum</text:p>
          </table:table-cell>
          <table:table-cell table:style-name="Tabel3.C18" office:value-type="string">
            <text:p text:style-name="P63">D1</text:p>
          </table:table-cell>
          <table:table-cell table:style-name="Tabel3.D4" office:value-type="string">
            <text:p text:style-name="P63">3<text:span text:style-name="T76">8</text:span></text:p>
          </table:table-cell>
        </table:table-row>
        <table:table-row table:style-name="Tabel3.1">
          <table:table-cell table:style-name="Tabel3.A18" office:value-type="string">
            <text:p text:style-name="P64">3</text:p>
          </table:table-cell>
          <table:table-cell table:style-name="Tabel3.B18" office:value-type="string">
            <text:p text:style-name="P63">Low tom</text:p>
          </table:table-cell>
          <table:table-cell table:style-name="Tabel3.C18" office:value-type="string">
            <text:p text:style-name="P63">A1</text:p>
          </table:table-cell>
          <table:table-cell table:style-name="Tabel3.D5" office:value-type="string">
            <text:p text:style-name="P66">45</text:p>
          </table:table-cell>
        </table:table-row>
        <table:table-row table:style-name="Tabel3.1">
          <table:table-cell table:style-name="Tabel3.A18" office:value-type="string">
            <text:p text:style-name="P64">4</text:p>
          </table:table-cell>
          <table:table-cell table:style-name="Tabel3.B18" office:value-type="string">
            <text:p text:style-name="P63">Mid tom</text:p>
          </table:table-cell>
          <table:table-cell table:style-name="Tabel3.C18" office:value-type="string">
            <text:p text:style-name="P63">B1</text:p>
          </table:table-cell>
          <table:table-cell table:style-name="Tabel3.D6" office:value-type="string">
            <text:p text:style-name="P66">47</text:p>
          </table:table-cell>
        </table:table-row>
        <table:table-row table:style-name="Tabel3.1">
          <table:table-cell table:style-name="Tabel3.A18" office:value-type="string">
            <text:p text:style-name="P64">5</text:p>
          </table:table-cell>
          <table:table-cell table:style-name="Tabel3.B18" office:value-type="string">
            <text:p text:style-name="P63">High tom</text:p>
          </table:table-cell>
          <table:table-cell table:style-name="Tabel3.C18" office:value-type="string">
            <text:p text:style-name="P63">D2</text:p>
          </table:table-cell>
          <table:table-cell table:style-name="Tabel3.D7" office:value-type="string">
            <text:p text:style-name="P66">50</text:p>
          </table:table-cell>
        </table:table-row>
        <table:table-row table:style-name="Tabel3.1">
          <table:table-cell table:style-name="Tabel3.A18" office:value-type="string">
            <text:p text:style-name="P64">6</text:p>
          </table:table-cell>
          <table:table-cell table:style-name="Tabel3.B18" office:value-type="string">
            <text:p text:style-name="P63">Rim shot</text:p>
          </table:table-cell>
          <table:table-cell table:style-name="Tabel3.C18" office:value-type="string">
            <text:p text:style-name="P63">A0</text:p>
          </table:table-cell>
          <table:table-cell table:style-name="Tabel3.D8" office:value-type="string">
            <text:p text:style-name="P66">33</text:p>
          </table:table-cell>
        </table:table-row>
        <table:table-row table:style-name="Tabel3.1">
          <table:table-cell table:style-name="Tabel3.A18" office:value-type="string">
            <text:p text:style-name="P64">7</text:p>
          </table:table-cell>
          <table:table-cell table:style-name="Tabel3.B18" office:value-type="string">
            <text:p text:style-name="P63">Hand clap</text:p>
          </table:table-cell>
          <table:table-cell table:style-name="Tabel3.C18" office:value-type="string">
            <text:p text:style-name="P63">D#1</text:p>
          </table:table-cell>
          <table:table-cell table:style-name="Tabel3.D9" office:value-type="string">
            <text:p text:style-name="P66">39</text:p>
          </table:table-cell>
        </table:table-row>
        <table:table-row table:style-name="Tabel3.1">
          <table:table-cell table:style-name="Tabel3.A18" office:value-type="string">
            <text:p text:style-name="P64">8</text:p>
          </table:table-cell>
          <table:table-cell table:style-name="Tabel3.B18" office:value-type="string">
            <text:p text:style-name="P63">Open hihat</text:p>
          </table:table-cell>
          <table:table-cell table:style-name="Tabel3.C18" office:value-type="string">
            <text:p text:style-name="P63">A#1</text:p>
          </table:table-cell>
          <table:table-cell table:style-name="Tabel3.D10" office:value-type="string">
            <text:p text:style-name="P66">46</text:p>
          </table:table-cell>
        </table:table-row>
        <table:table-row table:style-name="Tabel3.1">
          <table:table-cell table:style-name="Tabel3.A18" office:value-type="string">
            <text:p text:style-name="P64">9</text:p>
          </table:table-cell>
          <table:table-cell table:style-name="Tabel3.B18" office:value-type="string">
            <text:p text:style-name="P63">Closed hihat</text:p>
          </table:table-cell>
          <table:table-cell table:style-name="Tabel3.C18" office:value-type="string">
            <text:p text:style-name="P63">F#1</text:p>
          </table:table-cell>
          <table:table-cell table:style-name="Tabel3.D11" office:value-type="string">
            <text:p text:style-name="P66">42</text:p>
          </table:table-cell>
        </table:table-row>
        <table:table-row table:style-name="Tabel3.1">
          <table:table-cell table:style-name="Tabel3.A18" office:value-type="string">
            <text:p text:style-name="P64">10</text:p>
          </table:table-cell>
          <table:table-cell table:style-name="Tabel3.B18" office:value-type="string">
            <text:p text:style-name="P63">Ride cymbal</text:p>
          </table:table-cell>
          <table:table-cell table:style-name="Tabel3.C18" office:value-type="string">
            <text:p text:style-name="P63">D#2</text:p>
          </table:table-cell>
          <table:table-cell table:style-name="Tabel3.D12" office:value-type="string">
            <text:p text:style-name="P66">51</text:p>
          </table:table-cell>
        </table:table-row>
        <table:table-row table:style-name="Tabel3.1">
          <table:table-cell table:style-name="Tabel3.A18" office:value-type="string">
            <text:p text:style-name="P64">11</text:p>
          </table:table-cell>
          <table:table-cell table:style-name="Tabel3.B18" office:value-type="string">
            <text:p text:style-name="P63">Crash cymbal</text:p>
          </table:table-cell>
          <table:table-cell table:style-name="Tabel3.C18" office:value-type="string">
            <text:p text:style-name="P63">C#2</text:p>
          </table:table-cell>
          <table:table-cell table:style-name="Tabel3.D13" office:value-type="string">
            <text:p text:style-name="P66">49</text:p>
          </table:table-cell>
        </table:table-row>
        <table:table-row table:style-name="Tabel3.1">
          <table:table-cell table:style-name="Tabel3.A18" office:value-type="string">
            <text:p text:style-name="P65"/>
          </table:table-cell>
          <table:table-cell table:style-name="Tabel3.B18" office:value-type="string">
            <text:p text:style-name="P65"/>
          </table:table-cell>
          <table:table-cell table:style-name="Tabel3.C18" office:value-type="string">
            <text:p text:style-name="P65"/>
          </table:table-cell>
          <table:table-cell table:style-name="Tabel3.D14" office:value-type="string">
            <text:p text:style-name="P65"/>
          </table:table-cell>
        </table:table-row>
        <table:table-row table:style-name="Tabel3.1">
          <table:table-cell table:style-name="Tabel3.A18" office:value-type="string">
            <text:p text:style-name="P64">12</text:p>
          </table:table-cell>
          <table:table-cell table:style-name="Tabel3.B18" office:value-type="string">
            <text:p text:style-name="P64">Cow bell</text:p>
          </table:table-cell>
          <table:table-cell table:style-name="Tabel3.C18" office:value-type="string">
            <text:p text:style-name="P66">G#2</text:p>
          </table:table-cell>
          <table:table-cell table:style-name="Tabel3.D15" office:value-type="string">
            <text:p text:style-name="P68">56</text:p>
          </table:table-cell>
        </table:table-row>
        <table:table-row table:style-name="Tabel3.1">
          <table:table-cell table:style-name="Tabel3.A18" office:value-type="string">
            <text:p text:style-name="P64">13</text:p>
          </table:table-cell>
          <table:table-cell table:style-name="Tabel3.B18" office:value-type="string">
            <text:p text:style-name="P64">Clave</text:p>
          </table:table-cell>
          <table:table-cell table:style-name="Tabel3.C18" office:value-type="string">
            <text:p text:style-name="P66">D#4</text:p>
          </table:table-cell>
          <table:table-cell table:style-name="Tabel3.D16" office:value-type="string">
            <text:p text:style-name="P68">75</text:p>
          </table:table-cell>
        </table:table-row>
        <table:table-row table:style-name="Tabel3.1">
          <table:table-cell table:style-name="Tabel3.A18" office:value-type="string">
            <text:p text:style-name="P64">14</text:p>
          </table:table-cell>
          <table:table-cell table:style-name="Tabel3.B18" office:value-type="string">
            <text:p text:style-name="P64">Tambourine</text:p>
          </table:table-cell>
          <table:table-cell table:style-name="Tabel3.C18" office:value-type="string">
            <text:p text:style-name="P66">F#2</text:p>
          </table:table-cell>
          <table:table-cell table:style-name="Tabel3.D17" office:value-type="string">
            <text:p text:style-name="P68">54</text:p>
          </table:table-cell>
        </table:table-row>
        <table:table-row table:style-name="Tabel3.1">
          <table:table-cell table:style-name="Tabel3.A18" office:value-type="string">
            <text:p text:style-name="P64">15</text:p>
          </table:table-cell>
          <table:table-cell table:style-name="Tabel3.B18" office:value-type="string">
            <text:p text:style-name="P64">Guiro</text:p>
          </table:table-cell>
          <table:table-cell table:style-name="Tabel3.C18" office:value-type="string">
            <text:p text:style-name="P66">C#4</text:p>
          </table:table-cell>
          <table:table-cell table:style-name="Tabel3.D18" office:value-type="string">
            <text:p text:style-name="P68">73</text:p>
          </table:table-cell>
        </table:table-row>
        <table:table-row table:style-name="Tabel3.1">
          <table:table-cell table:style-name="Tabel3.A19" office:value-type="string">
            <text:p text:style-name="P64">16</text:p>
          </table:table-cell>
          <table:table-cell table:style-name="Tabel3.B19" office:value-type="string">
            <text:p text:style-name="P64">Maracas</text:p>
          </table:table-cell>
          <table:table-cell table:style-name="Tabel3.C19" office:value-type="string">
            <text:p text:style-name="P66">A#3</text:p>
          </table:table-cell>
          <table:table-cell table:style-name="Tabel3.D19" office:value-type="string">
            <text:p text:style-name="P68">70</text:p>
          </table:table-cell>
        </table:table-row>
      </table:table>
      <text:p text:style-name="P85"/>
      <text:p text:style-name="P127">NB: If desired, this map can be edited in the firmware. Be sure to edit the MIDI keys numbers in both the General_MIDI_Drum_Map() function and in the MIDI_Out() function.</text:p>
      <text:p text:style-name="P85"/>
      <text:p text:style-name="P85"/>
      <text:p text:style-name="P85"/>
      <text:p text:style-name="P103"/>
      <text:p text:style-name="P85"/>
      <text:p text:style-name="P85"/>
      <text:p text:style-name="P101"/>
      <text:p text:style-name="P101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52">28-3-202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Standaard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ardalinea-lettertyp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>
      <style:header>
        <text:p text:style-name="Header"><draw:frame draw:style-name="Mfr1" draw:name="Afbeelding2" text:anchor-type="char" svg:x="14.808cm" svg:y="-0.815cm" svg:width="1.981cm" svg:height="1.496cm" draw:z-index="0"><draw:image xlink:href="Pictures/100000010000010E000000CC3321BA80C41251A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1-11T17:18:00Z</meta:creation-date>
    <dc:date>2022-03-28T19:42:08.319000000</dc:date>
    <meta:editing-cycles>85</meta:editing-cycles>
    <meta:editing-duration>P1DT6H41M23S</meta:editing-duration>
    <meta:document-statistic meta:table-count="2" meta:image-count="1" meta:object-count="0" meta:page-count="6" meta:paragraph-count="257" meta:word-count="2454" meta:character-count="12471" meta:non-whitespace-character-count="10204"/>
    <meta:template xlink:type="simple" xlink:actuate="onRequest" xlink:title="" xlink:href="../PM-909.odt/Normal"/>
  </office:meta>
</office:document-meta>
</file>